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D4000000964A2E1A045986F628.png" manifest:media-type="image/png"/>
  <manifest:file-entry manifest:full-path="Pictures/1000020100000140000000C843525F902B872B8B.png" manifest:media-type="image/png"/>
  <manifest:file-entry manifest:full-path="Pictures/10000201000002B30000038C76956B9FE5A277C6.png" manifest:media-type="image/png"/>
  <manifest:file-entry manifest:full-path="Pictures/1000000000000020000000204B249CA79A42C6D7.png" manifest:media-type="image/png"/>
  <manifest:file-entry manifest:full-path="Pictures/100002010000040000000300DA5B636A21E522A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ource_20_code">
      <style:graphic-properties fo:min-height="10.598cm"/>
    </style:style>
    <style:style style:name="gr3" style:family="graphic" style:parent-style-name="Source_20_code">
      <style:graphic-properties fo:min-height="9.192cm"/>
    </style:style>
    <style:style style:name="gr4" style:family="graphic" style:parent-style-name="standard">
      <style:graphic-properties draw:stroke="none" svg:stroke-color="#000000" draw:fill="none" draw:fill-color="#ffffff" draw:auto-grow-height="true" draw:auto-grow-width="false" fo:max-height="0cm" fo:min-height="1.27cm"/>
    </style:style>
    <style:style style:name="gr5" style:family="graphic" style:parent-style-name="Source_20_code_5f_1">
      <style:graphic-properties fo:min-height="10.598cm"/>
    </style:style>
    <style:style style:name="gr6" style:family="graphic" style:parent-style-name="Source_20_code_5f_1">
      <style:graphic-properties fo:min-height="11.153cm"/>
    </style:style>
    <style:style style:name="pr1" style:family="presentation" style:parent-style-name="Default-subtitle">
      <style:graphic-properties draw:fill-color="#ffffff" draw:auto-grow-height="true" fo:min-height="4.512cm"/>
    </style:style>
    <style:style style:name="pr2" style:family="presentation" style:parent-style-name="Default-title">
      <style:graphic-properties draw:auto-grow-height="true" fo:min-height="5.495cm"/>
    </style:style>
    <style:style style:name="pr3" style:family="presentation" style:parent-style-name="Default-notes">
      <style:graphic-properties draw:fill-color="#ffffff" draw:auto-grow-height="true" fo:min-height="13.364cm"/>
    </style:style>
    <style:style style:name="pr4" style:family="presentation" style:parent-style-name="Default_20_2-title">
      <style:graphic-properties draw:auto-grow-height="true" fo:min-height="4.5cm"/>
    </style:style>
    <style:style style:name="pr5" style:family="presentation" style:parent-style-name="Default_20_2-outline1">
      <style:graphic-properties fo:min-height="4.657cm"/>
    </style:style>
    <style:style style:name="pr6" style:family="presentation" style:parent-style-name="Default_20_2-notes">
      <style:graphic-properties draw:fill-color="#ffffff" draw:auto-grow-height="true" fo:min-height="13.364cm"/>
    </style:style>
    <style:style style:name="pr7" style:family="presentation" style:parent-style-name="Default_20_1-title">
      <style:graphic-properties draw:auto-grow-height="true" fo:min-height="2.629cm"/>
    </style:style>
    <style:style style:name="pr8" style:family="presentation" style:parent-style-name="Default_20_1-outline1">
      <style:graphic-properties fo:min-height="8.884cm"/>
    </style:style>
    <style:style style:name="pr9" style:family="presentation" style:parent-style-name="Default_20_1-notes">
      <style:graphic-properties draw:fill-color="#ffffff" draw:auto-grow-height="true" fo:min-height="13.364cm"/>
    </style:style>
    <style:style style:name="pr10" style:family="presentation" style:parent-style-name="Default_20_1-title">
      <style:graphic-properties fo:min-height="2.629cm"/>
    </style:style>
    <style:style style:name="pr11" style:family="presentation" style:parent-style-name="Default_20_1-notes">
      <style:graphic-properties draw:fill-color="#ffffff" fo:min-height="13.364cm"/>
    </style:style>
    <style:style style:name="pr12" style:family="presentation" style:parent-style-name="Default_20_2-outline1">
      <style:graphic-properties fo:min-height="8.884cm"/>
    </style:style>
    <style:style style:name="pr13" style:family="presentation" style:parent-style-name="Default_20_1-outline1">
      <style:graphic-properties fo:min-height="4.413cm"/>
    </style:style>
    <style:style style:name="pr14" style:family="presentation" style:parent-style-name="Default_20_1_5f_-title">
      <style:graphic-properties fo:min-height="2.629cm"/>
    </style:style>
    <style:style style:name="pr15" style:family="presentation" style:parent-style-name="Default_20_1_5f_-notes">
      <style:graphic-properties draw:fill-color="#ffffff" fo:min-height="13.364cm"/>
    </style:style>
    <style:style style:name="pr16" style:family="presentation" style:parent-style-name="Default_20_1_5f_-title">
      <style:graphic-properties draw:auto-grow-height="true" fo:min-height="2.629cm"/>
    </style:style>
    <style:style style:name="pr17" style:family="presentation" style:parent-style-name="Default_20_1_5f_-outline1">
      <style:graphic-properties fo:min-height="8.884cm"/>
    </style:style>
    <style:style style:name="pr18" style:family="presentation" style:parent-style-name="Default_20_2-title">
      <style:graphic-properties fo:min-height="4.5cm"/>
    </style:style>
    <style:style style:name="pr19" style:family="presentation" style:parent-style-name="Default_20_2-outline1">
      <style:graphic-properties fo:min-height="4.413cm"/>
    </style:style>
    <style:style style:name="pr20" style:family="presentation" style:parent-style-name="Default_20_2-notes">
      <style:graphic-properties draw:fill-color="#ffffff" fo:min-height="13.364cm"/>
    </style:style>
    <style:style style:name="pr21" style:family="presentation" style:parent-style-name="Default_20_3-notes">
      <style:graphic-properties draw:fill-color="#ffffff" draw:auto-grow-height="true" fo:min-height="13.364cm"/>
    </style:style>
    <style:style style:name="pr22" style:family="presentation" style:parent-style-name="Default_20_4-notes">
      <style:graphic-properties draw:fill-color="#ffffff" draw:auto-grow-height="true" fo:min-height="13.364cm"/>
    </style:style>
    <style:style style:name="P1" style:family="paragraph">
      <style:paragraph-properties fo:text-align="end"/>
    </style:style>
    <style:style style:name="P2" style:family="paragraph">
      <style:paragraph-properties fo:margin-left="0cm" fo:margin-right="0cm" fo:text-align="end" fo:text-indent="0cm"/>
    </style:style>
    <style:style style:name="P3" style:family="paragraph">
      <loext:graphic-properties draw:fill-color="#ffffff"/>
      <style:paragraph-properties fo:text-align="end"/>
      <style:text-properties fo:color="#ffffff" style:font-name="Source Sans Pro Semibold" fo:font-size="18pt" style:font-size-asian="18pt" style:font-size-complex="18pt"/>
    </style:style>
    <style:style style:name="P4" style:family="paragraph">
      <loext:graphic-properties draw:fill-color="#ffffff"/>
    </style:style>
    <style:style style:name="P5" style:family="paragraph">
      <style:paragraph-properties fo:text-align="start"/>
    </style:style>
    <style:style style:name="P6" style:family="paragraph">
      <style:paragraph-properties fo:text-align="start"/>
      <style:text-properties fo:color="#000000" style:font-name="Source Sans Pro Semibold" fo:font-size="34pt" style:font-size-asian="34pt" style:font-size-complex="34pt"/>
    </style:style>
    <style:style style:name="P7" style:family="paragraph">
      <style:text-properties style:font-name="Source Sans Pro3"/>
    </style:style>
    <style:style style:name="P8" style:family="paragraph">
      <loext:graphic-properties draw:fill-color="#ffffff"/>
      <style:text-properties fo:font-size="20pt"/>
    </style:style>
    <style:style style:name="P9" style:family="paragraph">
      <style:text-properties fo:font-style="italic" style:font-style-asian="italic" style:font-style-complex="italic"/>
    </style:style>
    <style:style style:name="P10" style:family="paragraph">
      <style:paragraph-properties fo:text-align="center"/>
    </style:style>
    <style:style style:name="P11" style:family="paragraph">
      <loext:graphic-properties draw:fill="none" draw:fill-color="#ffffff"/>
      <style:paragraph-properties fo:text-align="center"/>
      <style:text-properties style:font-name="LM Mono 9" fo:font-size="20pt" style:font-size-asian="20pt" style:font-size-complex="20pt"/>
    </style:style>
    <style:style style:name="P12" style:family="paragraph">
      <style:text-properties fo:font-size="16pt"/>
    </style:style>
    <style:style style:name="P13" style:family="paragraph">
      <style:text-properties fo:color="#408080" style:font-name="0" fo:font-size="16pt" fo:font-style="italic" style:font-style-asian="italic" style:font-name-complex="0" style:font-style-complex="italic"/>
    </style:style>
    <style:style style:name="P14" style:family="paragraph">
      <style:text-properties fo:color="#008000" style:font-name="0" fo:font-size="16pt" fo:font-style="italic" fo:font-weight="bold" style:font-style-asian="italic" style:font-weight-asian="bold" style:font-name-complex="0" style:font-style-complex="italic" style:font-weight-complex="bold"/>
    </style:style>
    <style:style style:name="P15" style:family="paragraph">
      <style:paragraph-properties fo:margin-left="0cm" fo:margin-right="0cm" fo:margin-top="0.406cm" fo:margin-bottom="0cm" fo:text-indent="0cm"/>
    </style:style>
    <style:style style:name="P16" style:family="paragraph">
      <style:text-properties fo:color="#008000" style:font-name="0" fo:font-size="16pt" fo:font-style="normal" fo:font-weight="normal" style:font-style-asian="normal" style:font-weight-asian="normal" style:font-name-complex="0" style:font-style-complex="normal" style:font-weight-complex="normal"/>
    </style:style>
    <style:style style:name="P17" style:family="paragraph">
      <style:text-properties fo:color="#008000" style:font-name="0" fo:font-size="16pt" fo:font-style="normal" fo:font-weight="bold" style:font-style-asian="normal" style:font-weight-asian="bold" style:font-name-complex="0" style:font-style-complex="normal" style:font-weight-complex="bold"/>
    </style:style>
    <style:style style:name="T1" style:family="text">
      <style:text-properties fo:color="#ffffff" style:font-name="Source Sans Pro Semibold" fo:font-size="18pt" style:font-size-asian="18pt" style:font-size-complex="18pt"/>
    </style:style>
    <style:style style:name="T2" style:family="text">
      <style:text-properties fo:color="#ffffff" style:font-name="Source Sans Pro Semibold" fo:font-size="16pt" style:font-size-asian="16pt" style:font-size-complex="16pt"/>
    </style:style>
    <style:style style:name="T3" style:family="text">
      <style:text-properties style:font-name="Source Sans Pro3" fo:font-size="24pt" style:font-size-asian="24pt" style:font-size-complex="24pt"/>
    </style:style>
    <style:style style:name="T4" style:family="text">
      <style:text-properties fo:color="#000000" style:font-name="Source Sans Pro Semibold" fo:font-size="34pt" style:font-size-asian="34pt" style:font-size-complex="34pt"/>
    </style:style>
    <style:style style:name="T5" style:family="text">
      <style:text-properties style:font-name="Source Sans Pro3"/>
    </style:style>
    <style:style style:name="T6" style:family="text">
      <style:text-properties fo:color="#008000" fo:font-weight="bold" style:font-weight-asian="bold" style:font-weight-complex="bold"/>
    </style:style>
    <style:style style:name="T7" style:family="text">
      <style:text-properties fo:color="#7d9029"/>
    </style:style>
    <style:style style:name="T8" style:family="text">
      <style:text-properties fo:color="#ba2121"/>
    </style:style>
    <style:style style:name="T9" style:family="text">
      <style:text-properties fo:color="#408080" fo:font-style="italic" style:font-style-asian="italic" style:font-style-complex="italic"/>
    </style:style>
    <style:style style:name="T10" style:family="text">
      <style:text-properties fo:font-style="italic" style:font-size-asian="32pt" style:font-size-complex="32pt"/>
    </style:style>
    <style:style style:name="T11" style:family="text">
      <style:text-properties fo:font-style="normal" fo:font-weight="normal" style:font-size-asian="32pt" style:font-style-asian="normal" style:font-weight-asian="normal" style:font-size-complex="32pt" style:font-style-complex="normal" style:font-weight-complex="normal"/>
    </style:style>
    <style:style style:name="T12" style:family="text">
      <style:text-properties fo:font-style="italic" style:font-style-asian="italic" style:font-style-complex="italic"/>
    </style:style>
    <style:style style:name="T13" style:family="text">
      <style:text-properties style:text-position="super 58%"/>
    </style:style>
    <style:style style:name="T14" style:family="text">
      <style:text-properties fo:font-style="normal" style:font-style-asian="normal" style:font-style-complex="normal"/>
    </style:style>
    <style:style style:name="T15" style:family="text">
      <style:text-properties style:font-name="LM Mono 9" fo:font-size="20pt" style:font-size-asian="20pt" style:font-size-complex="20pt"/>
    </style:style>
    <style:style style:name="T16" style:family="text">
      <style:text-properties fo:font-variant="normal" fo:text-transform="none" fo:color="#008000" style:text-outline="false" style:text-line-through-style="none" style:text-line-through-type="none" style:font-name="0" fo:font-size="16pt" fo:font-style="normal" fo:text-shadow="none" style:text-underline-style="none" fo:font-weight="bold" style:letter-kerning="true" style:font-name-asian="DejaVu Sans" style:font-size-asian="18pt" style:font-style-asian="normal" style:font-weight-asian="bold" style:font-name-complex="0" style:font-size-complex="18pt" style:font-style-complex="normal" style:font-weight-complex="bold" style:text-emphasize="none" style:font-relief="none" style:text-overline-style="none" style:text-overline-color="font-color"/>
    </style:style>
    <style:style style:name="T17" style:family="text">
      <style:text-properties style:font-name="0" style:font-name-complex="0"/>
    </style:style>
    <style:style style:name="T18" style:family="text">
      <style:text-properties fo:color="#008000" style:font-name="0" fo:font-weight="bold" style:font-weight-asian="bold" style:font-name-complex="0" style:font-weight-complex="bold"/>
    </style:style>
    <style:style style:name="T19" style:family="text">
      <style:text-properties fo:color="#408080" style:font-name="0" fo:font-style="italic" style:font-style-asian="italic" style:font-name-complex="0" style:font-style-complex="italic"/>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7d9029" style:font-name="0" style:font-name-complex="0"/>
    </style:style>
    <style:style style:name="T23" style:family="text">
      <style:text-properties fo:color="#ba2121" style:font-name="0" style:font-name-complex="0"/>
    </style:style>
    <style:style style:name="T24" style:family="text">
      <style:text-properties fo:font-variant="normal" fo:text-transform="none" style:use-window-font-color="true" style:text-outline="false" style:text-line-through-style="none" style:text-line-through-type="none" style:font-name="Source Sans Pro Semibold1" fo:font-size="34pt" fo:font-style="normal" fo:text-shadow="none" style:text-underline-style="none" fo:font-weight="600" style:letter-kerning="true" fo:background-color="transparent" style:font-name-asian="Droid Sans Fallback" style:font-size-asian="44pt" style:font-style-asian="normal" style:font-weight-asian="normal" style:font-name-complex="Droid Sans Devanagari2" style:font-size-complex="44pt" style:font-style-complex="normal" style:font-weight-complex="normal" style:text-emphasize="none" style:font-relief="none" style:text-overline-style="none" style:text-overline-color="font-color"/>
    </style:style>
    <style:style style:name="T25" style:family="text">
      <style:text-properties fo:color="#008000" style:font-name="0" fo:font-size="16pt" fo:font-weight="bold" style:font-weight-asian="bold" style:font-name-complex="0" style:font-weight-complex="bold"/>
    </style:style>
    <style:style style:name="T26" style:family="text">
      <style:text-properties style:font-name="0" fo:font-size="16pt" style:font-name-complex="0"/>
    </style:style>
    <style:style style:name="T27" style:family="text">
      <style:text-properties fo:color="#7d9029" style:font-name="0" fo:font-size="16pt" style:font-name-complex="0"/>
    </style:style>
    <style:style style:name="T28" style:family="text">
      <style:text-properties fo:color="#ba2121" style:font-name="0" fo:font-size="16pt" style:font-name-complex="0"/>
    </style:style>
    <style:style style:name="T29" style:family="text">
      <style:text-properties fo:color="#7d9029" style:font-name="0" fo:font-size="16pt" fo:font-weight="bold" style:font-weight-asian="bold" style:font-name-complex="0" style:font-weight-complex="bold"/>
    </style:style>
    <style:style style:name="T30" style:family="text">
      <style:text-properties fo:color="#ba2121" style:font-name="0" fo:font-size="16pt" fo:font-weight="bold" style:font-weight-asian="bold" style:font-name-complex="0" style:font-weight-complex="bold"/>
    </style:style>
    <style:style style:name="T31" style:family="text">
      <style:text-properties fo:font-variant="normal" fo:text-transform="none" style:use-window-font-color="true" style:text-outline="false" style:text-line-through-style="none" style:text-line-through-type="none" style:font-name="Source Sans Pro2" fo:font-size="26pt" fo:font-style="normal" fo:text-shadow="none" style:text-underline-style="none" fo:font-weight="normal" style:letter-kerning="true" fo:background-color="transparent" style:font-name-asian="Droid Sans Fallback" style:font-size-asian="32pt" style:font-style-asian="normal" style:font-weight-asian="normal" style:font-name-complex="Droid Sans Devanagari2"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3" draw:layer="layout" svg:width="7.216cm" svg:height="4.512cm" svg:x="19.94cm" svg:y="11.628cm" presentation:class="subtitle" presentation:user-transformed="true">
          <draw:text-box>
            <text:p text:style-name="P1"><text:span text:style-name="T1">Imobach González Sosa</text:span></text:p>
            <text:p text:style-name="P1"><text:span text:style-name="T2"><text:a xlink:href="mailto:igonzalezsosa@suse.com" xlink:type="simple">igonzalezsosa@suse.com</text:a></text:span></text:p>
            <text:p text:style-name="P2"><text:span text:style-name="T1">Knut Anderssen González</text:span></text:p>
            <text:p text:style-name="P1"><text:span text:style-name="T2">kanderssen@suse.com</text:span></text:p>
          </draw:text-box>
        </draw:frame>
        <draw:frame presentation:style-name="pr2" draw:layer="layout" svg:width="19.211cm" svg:height="5.495cm" svg:x="1.4cm" svg:y="3.717cm" presentation:class="title" presentation:user-transformed="true">
          <draw:text-box>
            <text:p>Getting to Know AutoYaST<text:line-break/><text:span text:style-name="T3">An introduction to automated installation with AutoYaST &amp; Friends</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_20_2" presentation:presentation-page-layout-name="AL2T1">
        <office:forms form:automatic-focus="false" form:apply-design-mode="false"/>
        <draw:frame presentation:style-name="pr4" draw:layer="layout" svg:width="19.21cm" svg:height="4.5cm" svg:x="1.4cm" svg:y="3.72cm" presentation:class="title" presentation:user-transformed="true">
          <draw:text-box>
            <text:p>What is AutoYaST?</text:p>
          </draw:text-box>
        </draw:frame>
        <draw:frame presentation:style-name="pr5"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Default_20_1" presentation:presentation-page-layout-name="AL2T1">
        <office:forms form:automatic-focus="false" form:apply-design-mode="false"/>
        <draw:frame presentation:style-name="pr7" draw:text-style-name="P6" draw:layer="layout" svg:width="25.199cm" svg:height="2.629cm" svg:x="1.4cm" svg:y="0.628cm" presentation:class="title" presentation:user-transformed="true">
          <draw:text-box>
            <text:p text:style-name="P5"><text:span text:style-name="T4">Unattended Installation/Upgrade</text:span></text:p>
          </draw:text-box>
        </draw:frame>
        <draw:frame presentation:style-name="pr8" draw:text-style-name="P7" draw:layer="layout" svg:width="25.199cm" svg:height="10.79cm" svg:x="1.4cm" svg:y="3.685cm" presentation:class="outline" presentation:user-transformed="true">
          <draw:text-box>
            <text:list text:style-name="L2">
              <text:list-item>
                <text:p><text:span text:style-name="T5">Tool to perform unattended installation/upgrade of </text:span><text:span text:style-name="T5">openSUSE/SUSE systems</text:span></text:p>
              </text:list-item>
              <text:list-item>
                <text:p><text:span text:style-name="T5">Allow configuration of already installed systems</text:span></text:p>
              </text:list-item>
              <text:list-item>
                <text:p><text:span text:style-name="T5">Partitioning, network configuration, software installation…</text:span></text:p>
              </text:list-item>
              <text:list-item>
                <text:p><text:span text:style-name="T5">... and configuration of additional services</text:spa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Profiles</text:p>
          </draw:text-box>
        </draw:frame>
        <draw:frame draw:style-name="gr2" draw:layer="layout" svg:width="26.168cm" svg:height="10.848cm" svg:x="0.952cm" svg:y="3.89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partitioning</text:span> <text:span text:style-name="T7">config:type=</text:span><text:span text:style-name="T8">"list"</text:span><text:span text:style-name="T6">&gt;</text:span></text:p>
            <text:p><text:s text:c="4"/><text:span text:style-name="T9">&lt;!-- Partitioning schema --&gt;</text:span></text:p>
            <text:p><text:s text:c="2"/><text:span text:style-name="T6">&lt;/partitioning&gt;</text:span></text:p>
            <text:p><text:s text:c="2"/><text:span text:style-name="T6">&lt;software&gt;</text:span></text:p>
            <text:p><text:s text:c="4"/><text:span text:style-name="T9">&lt;!-- Software selection --&gt;</text:span></text:p>
            <text:p><text:s text:c="2"/><text:span text:style-name="T6">&lt;/software&gt;</text:span></text:p>
            <text:p><text:s text:c="2"/><text:span text:style-name="T6">&lt;networking&gt;</text:span></text:p>
            <text:p><text:s text:c="4"/><text:span text:style-name="T9">&lt;!-- Network configuration --&gt;</text:span></text:p>
            <text:p><text:s text:c="2"/><text:span text:style-name="T6">&lt;/networking&gt;</text:span></text:p>
            <text:p><text:s text:c="2"/><text:span text:style-name="T6">&lt;scripts&gt;</text:span></text:p>
            <text:p><text:s text:c="4"/><text:span text:style-name="T9">&lt;!-- Scripts to be executed pre/during/after installation--&gt;</text:span></text:p>
            <text:p><text:s text:c="2"/><text:span text:style-name="T6">&lt;/scripts&gt;</text:span></text:p>
            <text:p><text:span text:style-name="T6">&lt;/profile&gt;</text:span></text:p>
          </draw:text-box>
        </draw:frame>
        <presentation:notes draw:style-name="dp2">
          <draw:page-thumbnail draw:style-name="gr1" draw:layer="layout" svg:width="0.001cm" svg:height="0.001cm" svg:x="0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 minimal profile</text:p>
          </draw:text-box>
        </draw:frame>
        <draw:frame draw:style-name="gr3" draw:layer="layout" svg:width="25.825cm" svg:height="9.442cm" svg:x="1.4cm" svg:y="3.922cm">
          <draw:text-box>
            <text:p><text:span text:style-name="T6">&lt;profile</text:span> <text:span text:style-name="T7">xmlns=</text:span><text:span text:style-name="T8">"http://www.suse.com/1.0/yast2ns"</text:span> <text:span text:style-name="T7">xmlns:config=</text:span><text:span text:style-name="T8">"http://www.suse.com/1.0/configns"</text:span><text:span text:style-name="T6">&gt;</text:span></text:p>
            <text:p><text:s text:c="2"/><text:span text:style-name="T6">&lt;users</text:span> <text:span text:style-name="T7">config:type=</text:span><text:span text:style-name="T8">"list"</text:span><text:span text:style-name="T6">&gt;</text:span></text:p>
            <text:p><text:s text:c="4"/><text:span text:style-name="T6">&lt;user&gt;</text:span></text:p>
            <text:p><text:s text:c="6"/><text:span text:style-name="T6">&lt;encrypted</text:span> <text:span text:style-name="T7">config:type=</text:span><text:span text:style-name="T8">"boolean"</text:span><text:span text:style-name="T6">&gt;</text:span>false<text:span text:style-name="T6">&lt;/encrypted&gt;</text:span></text:p>
            <text:p><text:s text:c="6"/><text:span text:style-name="T6">&lt;fullname&gt;</text:span>root<text:span text:style-name="T6">&lt;/fullname&gt;</text:span></text:p>
            <text:p><text:s text:c="6"/><text:span text:style-name="T6">&lt;gid&gt;</text:span>0<text:span text:style-name="T6">&lt;/gid&gt;</text:span></text:p>
            <text:p><text:s text:c="6"/><text:span text:style-name="T6">&lt;home&gt;</text:span>/root<text:span text:style-name="T6">&lt;/home&gt;</text:span></text:p>
            <text:p><text:s text:c="6"/><text:span text:style-name="T6">&lt;shell&gt;</text:span>/bin/bash<text:span text:style-name="T6">&lt;/shell&gt;</text:span></text:p>
            <text:p><text:s text:c="6"/><text:span text:style-name="T6">&lt;user_password&gt;</text:span>nots3cr3t<text:span text:style-name="T6">&lt;/user_password&gt;</text:span></text:p>
            <text:p><text:s text:c="6"/><text:span text:style-name="T6">&lt;username&gt;</text:span>root<text:span text:style-name="T6">&lt;/username&gt;</text:span></text:p>
            <text:p><text:s text:c="4"/><text:span text:style-name="T6">&lt;/user&gt;</text:span></text:p>
            <text:p><text:s text:c="2"/><text:span text:style-name="T6">&lt;/users&gt;</text:span></text:p>
            <text:p><text:span text:style-name="T6">&lt;/profile&gt;</text:span></text:p>
          </draw:text-box>
        </draw:frame>
        <presentation:notes draw:style-name="dp2">
          <draw:page-thumbnail draw:style-name="gr1" draw:layer="layout" svg:width="0.001cm" svg:height="0.001cm" svg:x="0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Writing a profile</text:p>
          </draw:text-box>
        </draw:frame>
        <draw:frame presentation:style-name="pr8" draw:layer="layout" svg:width="25.199cm" svg:height="9.134cm" svg:x="1.4cm" svg:y="3.685cm" presentation:class="outline">
          <draw:text-box>
            <text:list text:style-name="L2">
              <text:list-item>
                <text:p>From scratch</text:p>
              </text:list-item>
              <text:list-item>
                <text:p>Clone an installed system (and tune it if needed)</text:p>
                <text:list>
                  <text:list-item>
                    <text:p>AutoYaST UI</text:p>
                  </text:list-item>
                  <text:list-item>
                    <text:p>Command line</text:p>
                  </text:list-item>
                </text:list>
              </text:list-item>
            </text:list>
          </draw:text-box>
        </draw:frame>
        <presentation:notes draw:style-name="dp2">
          <draw:page-thumbnail draw:style-name="gr1" draw:layer="layout" svg:width="0.001cm" svg:height="0.001cm" svg:x="0cm" svg:y="2.257cm" draw:page-number="6" presentation:class="page"/>
          <draw:frame presentation:style-name="pr11" draw:text-style-name="P8" draw:layer="layout" svg:width="16.799cm" svg:height="13.364cm" svg:x="2.1cm" svg:y="14.107cm" presentation:class="notes" presentation:placeholder="true">
            <draw:text-box/>
          </draw:frame>
        </presentation:notes>
      </draw:page>
      <draw:page draw:name="page7"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Playing with the AutoYaST UI</text:p>
          </draw:text-box>
        </draw:frame>
        <draw:frame presentation:style-name="pr8" draw:layer="layout" svg:width="25.199cm" svg:height="9.134cm" svg:x="1.4cm" svg:y="3.685cm" presentation:class="outline">
          <draw:text-box>
            <text:list text:style-name="L2">
              <text:list-item>
                <text:p>Install the <text:span text:style-name="T10">autoyast2</text:span><text:span text:style-name="T11"> package</text:span></text:p>
              </text:list-item>
              <text:list-item>
                <text:p>Start YaST and open the <text:span text:style-name="T12">Autoinstallation Configuration</text:span> module</text:p>
              </text:list-item>
              <text:list-item>
                <text:p>Just play around</text:p>
              </text:list-item>
            </text:list>
          </draw:text-box>
        </draw:frame>
        <presentation:notes draw:style-name="dp2">
          <draw:page-thumbnail draw:style-name="gr1" draw:layer="layout" svg:width="0.001cm" svg:height="0.001cm" svg:x="0cm" svg:y="2.257cm" draw:page-number="7" presentation:class="page"/>
          <draw:frame presentation:style-name="pr11" draw:text-style-name="P8" draw:layer="layout" svg:width="16.799cm" svg:height="13.364cm" svg:x="2.1cm" svg:y="14.107cm" presentation:class="notes" presentation:placeholder="true">
            <draw:text-box/>
          </draw:frame>
        </presentation:notes>
      </draw:page>
      <draw:page draw:name="page8"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How AutoYaST Works?</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Overview</text:p>
          </draw:text-box>
        </draw:frame>
        <draw:frame presentation:style-name="pr13" draw:layer="layout" svg:width="25.199cm" svg:height="9.134cm" svg:x="1.4cm" svg:y="3.685cm" presentation:class="outline">
          <draw:text-box>
            <text:list text:style-name="L3">
              <text:list-item>
                <text:p>Boot the installer with the option autoyast=&lt;URL&gt;</text:p>
              </text:list-item>
              <text:list-item>
                <text:p>The installer retrieves and imports the profile</text:p>
              </text:list-item>
              <text:list-item>
                <text:p>System installation</text:p>
              </text:list-item>
              <text:list-item>
                <text:p>Reboot</text:p>
              </text:list-item>
              <text:list-item>
                <text:p>Additional configuration (a.k.a. 2<text:span text:style-name="T13">nd</text:span> Stage)</text:p>
              </text:list-item>
            </text:list>
          </draw:text-box>
        </draw:frame>
        <presentation:notes draw:style-name="dp2">
          <draw:page-thumbnail draw:style-name="gr1" draw:layer="layout" svg:width="0.001cm" svg:height="0.001cm" svg:x="0cm" svg:y="2.257cm" draw:page-number="9" presentation:class="page"/>
          <draw:frame presentation:style-name="pr9" draw:text-style-name="P4" draw:layer="layout" svg:width="16.799cm" svg:height="13.364cm" svg:x="2.1cm" svg:y="14.107cm" presentation:class="notes" presentation:placeholder="true">
            <draw:text-box/>
          </draw:frame>
        </presentation:notes>
      </draw:page>
      <draw:page draw:name="page10" draw:style-name="dp1" draw:master-page-name="Default_20_1" presentation:presentation-page-layout-name="AL2T1">
        <office:forms form:automatic-focus="false" form:apply-design-mode="false"/>
        <draw:frame presentation:style-name="pr10" draw:layer="layout" svg:width="25.199cm" svg:height="2.629cm" svg:x="1.4cm" svg:y="0.628cm" presentation:class="title" presentation:user-transformed="true">
          <draw:text-box>
            <text:p>AutoYaST URL</text:p>
          </draw:text-box>
        </draw:frame>
        <draw:frame presentation:style-name="pr8" draw:text-style-name="P9" draw:layer="layout" svg:width="25.199cm" svg:height="6.082cm" svg:x="1.4cm" svg:y="3.685cm" presentation:class="outline" presentation:user-transformed="true">
          <draw:text-box>
            <text:list text:style-name="L2">
              <text:list-item>
                <text:p><text:span text:style-name="T12">autoyast</text:span><text:span text:style-name="T14"> is used to specify the profile URL</text:span></text:p>
              </text:list-item>
              <text:list-item>
                <text:p><text:span text:style-name="T14">Several URL schemas are </text:span><text:span text:style-name="T14"><text:a xlink:href="https://susedoc.github.io/doc-sle/develop/SLES-autoyast/html/Invoking.html#Commandline.ay" xlink:type="simple">supported</text:a></text:span><text:span text:style-name="T14"><text:s/>(file, device, http(s), ftp, </text:span><text:span text:style-name="T14">nfs, usb, label, etc.)</text:span></text:p>
              </text:list-item>
              <text:list-item>
                <text:p><text:span text:style-name="T14">When network is required, do not forget to add the </text:span><text:span text:style-name="T12">ifcfg</text:span><text:span text:style-name="T14"> option</text:span></text:p>
              </text:list-item>
            </text:list>
          </draw:text-box>
        </draw:frame>
        <draw:frame draw:style-name="gr4" draw:text-style-name="P11" draw:layer="layout" svg:width="26.028cm" svg:height="1.52cm" svg:x="1.014cm" svg:y="10.474cm">
          <draw:text-box>
            <text:p text:style-name="P10"><text:span text:style-name="T15">autoyast=http://192.168.122.1/autoinst.xml ifcfg=eth0=dhcp</text:span></text:p>
          </draw:text-box>
        </draw:frame>
        <presentation:notes draw:style-name="dp2">
          <draw:page-thumbnail draw:style-name="gr1" draw:layer="layout" svg:width="0.001cm" svg:height="0.001cm" svg:x="0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trieving and Importing a Profile</text:p>
          </draw:text-box>
        </draw:frame>
        <draw:frame presentation:style-name="pr8" draw:layer="layout" svg:width="25.199cm" svg:height="9.134cm" svg:x="1.4cm" svg:y="3.685cm" presentation:class="outline">
          <draw:text-box>
            <text:list text:style-name="L2">
              <text:list-item>
                <text:p>Usually, AutoYaST retrieves the profile</text:p>
              </text:list-item>
              <text:list-item>
                <text:p>A rules system is in place for advanced use cases</text:p>
              </text:list-item>
              <text:list-item>
                <text:p>AutoYaST reads settings from the profile...</text:p>
              </text:list-item>
              <text:list-item>
                <text:p>… and proposes default values for all missing settings</text:p>
              </text:list-item>
            </text:list>
          </draw:text-box>
        </draw:frame>
        <presentation:notes draw:style-name="dp2">
          <draw:page-thumbnail draw:style-name="gr1" draw:layer="layout" svg:width="0.001cm" svg:height="0.001cm" svg:x="0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1<text:span text:style-name="T13">st</text:span> Stage: Installation</text:p>
          </draw:text-box>
        </draw:frame>
        <draw:frame presentation:style-name="pr8" draw:layer="layout" svg:width="25.199cm" svg:height="9.134cm" svg:x="1.4cm" svg:y="3.685cm" presentation:class="outline">
          <draw:text-box>
            <text:list text:style-name="L2">
              <text:list-item>
                <text:p>Configure several basic settings:</text:p>
                <text:list>
                  <text:list-item>
                    <text:p>Language</text:p>
                  </text:list-item>
                  <text:list-item>
                    <text:p>Network (partially)</text:p>
                  </text:list-item>
                  <text:list-item>
                    <text:p>Bootloader</text:p>
                  </text:list-item>
                  <text:list-item>
                    <text:p>Partitioning</text:p>
                  </text:list-item>
                  <text:list-item>
                    <text:p>...</text:p>
                  </text:list-item>
                </text:list>
              </text:list-item>
              <text:list-item>
                <text:p>Software Installation</text:p>
              </text:list-item>
            </text:list>
          </draw:text-box>
        </draw:frame>
        <presentation:notes draw:style-name="dp2">
          <draw:page-thumbnail draw:style-name="gr1" draw:layer="layout" svg:width="0.001cm" svg:height="0.001cm" svg:x="0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2<text:span text:style-name="T13">nd</text:span> Stage: Additional Configuration</text:p>
          </draw:text-box>
        </draw:frame>
        <draw:frame presentation:style-name="pr8" draw:layer="layout" svg:width="25.199cm" svg:height="9.134cm" svg:x="1.4cm" svg:y="3.685cm" presentation:class="outline">
          <draw:text-box>
            <text:list text:style-name="L2">
              <text:list-item>
                <text:p>It happens after the reboot</text:p>
              </text:list-item>
              <text:list-item>
                <text:p>Optional</text:p>
              </text:list-item>
              <text:list-item>
                <text:p>Slowly moving stuff to 1<text:span text:style-name="T13">st</text:span> stage</text:p>
              </text:list-item>
              <text:list-item>
                <text:p>Additional services configuration</text:p>
              </text:list-item>
              <text:list-item>
                <text:p>&lt;Files&gt; and &lt;Scripts&gt;</text:p>
              </text:list-item>
            </text:list>
          </draw:text-box>
        </draw:frame>
        <presentation:notes draw:style-name="dp2">
          <draw:page-thumbnail draw:style-name="gr1" draw:layer="layout" svg:width="0.001cm" svg:height="0.001cm" svg:x="0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Building Our Own Profil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Let’s Create Our Own Profile</text:p>
          </draw:text-box>
        </draw:frame>
        <draw:frame presentation:style-name="pr13" draw:layer="layout" svg:width="25.199cm" svg:height="9.134cm" svg:x="1.4cm" svg:y="3.685cm" presentation:class="outline">
          <draw:text-box>
            <text:list text:style-name="L2">
              <text:list-item>
                <text:p>Setting Country Configuration</text:p>
              </text:list-item>
              <text:list-item>
                <text:p>Adding some software</text:p>
              </text:list-item>
              <text:list-item>
                <text:p>Setting up our user account</text:p>
              </text:list-item>
              <text:list-item>
                <text:p>Adjusting the partitions layout</text:p>
              </text:list-item>
              <text:list-item>
                <text:p>Configuring the network</text:p>
              </text:list-item>
              <text:list-item>
                <text:p>Opening the SSH service</text:p>
              </text:list-item>
            </text:list>
          </draw:text-box>
        </draw:frame>
        <presentation:notes draw:style-name="dp2">
          <draw:page-thumbnail draw:style-name="gr1" draw:layer="layout" svg:width="0.001cm" svg:height="0.001cm" svg:x="0cm" svg:y="2.257cm" draw:page-number="15" presentation:class="page"/>
          <draw:frame presentation:style-name="pr9" draw:text-style-name="P8" draw:layer="layout" svg:width="16.799cm" svg:height="13.364cm" svg:x="2.1cm" svg:y="14.107cm" presentation:class="notes" presentation:placeholder="true">
            <draw:text-box/>
          </draw:frame>
        </presentation:notes>
      </draw:page>
      <draw:page draw:name="page1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Country Configuration</text:p>
          </draw:text-box>
        </draw:frame>
        <draw:frame presentation:style-name="pr13" draw:layer="layout" svg:width="25.199cm" svg:height="9.134cm" svg:x="1.4cm" svg:y="3.685cm" presentation:class="outline">
          <draw:text-box>
            <text:list text:style-name="L2">
              <text:list-item>
                <text:p>The <text:span text:style-name="T12">&lt;language&gt;</text:span><text:span text:style-name="T14">, </text:span><text:span text:style-name="T12">&lt;keyboard&gt;</text:span><text:span text:style-name="T14"> and </text:span><text:span text:style-name="T12">&lt;timezone&gt;</text:span><text:span text:style-name="T14"> sections allow to </text:span><text:span text:style-name="T14">set country related configuration</text:span></text:p>
              </text:list-item>
              <text:list-item>
                <text:p><text:span text:style-name="T14">Language uses the ISO code (</text:span><text:span text:style-name="T12">en_US</text:span><text:span text:style-name="T14">, </text:span><text:span text:style-name="T12">cs_CZ</text:span><text:span text:style-name="T14">, etc.)</text:span></text:p>
              </text:list-item>
              <text:list-item>
                <text:p><text:span text:style-name="T14">Keyboard values are defined at </text:span><text:span text:style-name="T12">/usr/share/YaST2/data/keyboard_raw.ycp</text:span></text:p>
              </text:list-item>
              <text:list-item>
                <text:p><text:span text:style-name="T14">Time zone uses the typical name (</text:span><text:span text:style-name="T12">Atlantic/Canary</text:span><text:span text:style-name="T14">)</text:span></text:p>
              </text:list-item>
              <text:list-item>
                <text:p><text:span text:style-name="T14">See </text:span><text:span text:style-name="T14"><text:a xlink:href="https://susedoc.github.io/doc-sle/develop/opensuse-autoyast/html/configuration.html#CreateProfile.Country" xlink:type="simple">Country Settings documentation</text:a></text:span></text:p>
              </text:list-item>
            </text:list>
          </draw:text-box>
        </draw:frame>
        <presentation:notes draw:style-name="dp2">
          <draw:page-thumbnail draw:style-name="gr1" draw:layer="layout" svg:width="0.001cm" svg:height="0.001cm" svg:x="0cm" svg:y="2.257cm" draw:page-number="16" presentation:class="page"/>
          <draw:frame presentation:style-name="pr9" draw:text-style-name="P8" draw:layer="layout" svg:width="16.799cm" svg:height="13.364cm" svg:x="2.1cm" svg:y="14.107cm" presentation:class="notes" presentation:placeholder="true">
            <draw:text-box/>
          </draw:frame>
        </presentation:notes>
      </draw:page>
      <draw:page draw:name="page1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2: Setting Country Configuration</text:p>
          </draw:text-box>
        </draw:frame>
        <draw:frame presentation:style-name="pr13" draw:layer="layout" svg:width="25.199cm" svg:height="9.134cm" svg:x="1.4cm" svg:y="3.685cm" presentation:class="outline">
          <draw:text-box>
            <text:list text:style-name="L2">
              <text:list-item>
                <text:p><text:span text:style-name="T14">Add the country configuration which fits you</text:span></text:p>
              </text:list-item>
            </text:list>
          </draw:text-box>
        </draw:frame>
        <presentation:notes draw:style-name="dp2">
          <office:forms form:automatic-focus="false" form:apply-design-mode="false"/>
          <draw:page-thumbnail draw:style-name="gr1" draw:layer="layout" svg:width="0.001cm" svg:height="0.001cm" svg:x="0cm" svg:y="2.257cm" draw:page-number="17" presentation:class="page"/>
          <draw:frame presentation:style-name="pr9" draw:text-style-name="P8" draw:layer="layout" svg:width="16.799cm" svg:height="13.364cm" svg:x="2.1cm" svg:y="14.107cm" presentation:class="notes" presentation:placeholder="true">
            <draw:text-box/>
          </draw:frame>
        </presentation:notes>
      </draw:page>
      <draw:page draw:name="page1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2: Setting Country Configuration</text:p>
          </draw:text-box>
        </draw:frame>
        <draw:frame draw:style-name="gr5" draw:text-style-name="P12" draw:layer="layout" svg:width="26.168cm" svg:height="10.848cm" svg:x="0.952cm" svg:y="3.89cm">
          <draw:text-box>
            <text:p><text:span text:style-name="T16">&lt;keyboard&gt;</text:span></text:p>
            <text:p><text:span text:style-name="T17"><text:s text:c="2"/></text:span><text:span text:style-name="T18">&lt;keymap&gt;</text:span><text:span text:style-name="T17">spanish</text:span><text:span text:style-name="T18">&lt;/keymap&gt;</text:span></text:p>
            <text:p><text:span text:style-name="T18">&lt;/keyboard&gt;</text:span></text:p>
            <text:p><text:span text:style-name="T17"/></text:p>
            <text:p><text:span text:style-name="T17"/></text:p>
            <text:p><text:span text:style-name="T18">&lt;language&gt;</text:span></text:p>
            <text:p><text:span text:style-name="T17"><text:s text:c="2"/></text:span><text:span text:style-name="T19">&lt;!-- primary --&gt;</text:span></text:p>
            <text:p><text:span text:style-name="T17"><text:s text:c="2"/></text:span><text:span text:style-name="T18">&lt;language&gt;</text:span><text:span text:style-name="T17">es_ES</text:span><text:span text:style-name="T18">&lt;/language&gt;</text:span></text:p>
            <text:p><text:span text:style-name="T18"/></text:p>
            <text:p><text:span text:style-name="T17"><text:s text:c="2"/></text:span><text:span text:style-name="T19">&lt;!-- secondary languages --&gt;</text:span></text:p>
            <text:p><text:span text:style-name="T17"><text:s text:c="2"/></text:span><text:span text:style-name="T18">&lt;languages&gt;</text:span><text:span text:style-name="T17">de_DE,en_US</text:span><text:span text:style-name="T18">&lt;/languages&gt;</text:span></text:p>
            <text:p><text:span text:style-name="T18">&lt;/language&gt;</text:span></text:p>
          </draw:text-box>
        </draw:frame>
        <presentation:notes draw:style-name="dp2">
          <draw:page-thumbnail draw:style-name="gr1" draw:layer="layout" svg:width="0.001cm" svg:height="0.001cm" svg:x="0cm" svg:y="2.257cm" draw:page-number="18" presentation:class="page"/>
          <draw:frame presentation:style-name="pr15" draw:text-style-name="P8" draw:layer="layout" svg:width="16.799cm" svg:height="13.364cm" svg:x="2.1cm" svg:y="14.107cm" presentation:class="notes" presentation:placeholder="true">
            <draw:text-box/>
          </draw:frame>
        </presentation:notes>
      </draw:page>
      <draw:page draw:name="page19"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ding Some Software</text:p>
          </draw:text-box>
        </draw:frame>
        <draw:frame presentation:style-name="pr13" draw:layer="layout" svg:width="25.199cm" svg:height="9.134cm" svg:x="1.4cm" svg:y="3.685cm" presentation:class="outline">
          <draw:text-box>
            <text:list text:style-name="L2">
              <text:list-item>
                <text:p>The <text:span text:style-name="T12">&lt;software&gt;</text:span><text:span text:style-name="T14"> section allows to select which software should </text:span><text:span text:style-name="T14">be installed</text:span></text:p>
              </text:list-item>
              <text:list-item>
                <text:p><text:span text:style-name="T14">The user can specify </text:span><text:span text:style-name="T12">patterns</text:span><text:span text:style-name="T20"> and </text:span><text:span text:style-name="T21">packages</text:span></text:p>
              </text:list-item>
              <text:list-item>
                <text:p><text:span text:style-name="T20">When a package is included in a pattern, it is not listed</text:span></text:p>
              </text:list-item>
              <text:list-item>
                <text:p><text:span text:style-name="T20">SUSE Linux Enteprise has an additional </text:span><text:span text:style-name="T21">&lt;products&gt;</text:span><text:span text:style-name="T20"> section</text:span></text:p>
              </text:list-item>
              <text:list-item>
                <text:p><text:span text:style-name="T20">See </text:span><text:span text:style-name="T20"><text:a xlink:href="https://susedoc.github.io/doc-sle/develop/opensuse-autoyast/html/configuration.html#CreateProfile.Software" xlink:type="simple">Software documentation</text:a></text:span></text:p>
              </text:list-item>
            </text:list>
          </draw:text-box>
        </draw:frame>
        <presentation:notes draw:style-name="dp2">
          <draw:page-thumbnail draw:style-name="gr1" draw:layer="layout" svg:width="0.001cm" svg:height="0.001cm" svg:x="0cm" svg:y="2.257cm" draw:page-number="19" presentation:class="page"/>
          <draw:frame presentation:style-name="pr9" draw:text-style-name="P8" draw:layer="layout" svg:width="16.799cm" svg:height="13.364cm" svg:x="2.1cm" svg:y="14.107cm" presentation:class="notes" presentation:placeholder="true">
            <draw:text-box/>
          </draw:frame>
        </presentation:notes>
      </draw:page>
      <draw:page draw:name="page20"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3: Adding Some Software</text:p>
          </draw:text-box>
        </draw:frame>
        <draw:frame presentation:style-name="pr13" draw:layer="layout" svg:width="25.199cm" svg:height="9.134cm" svg:x="1.4cm" svg:y="3.685cm" presentation:class="outline">
          <draw:text-box>
            <text:list text:style-name="L2">
              <text:list-item>
                <text:p><text:span text:style-name="T20">Check your base system patterns</text:span></text:p>
              </text:list-item>
              <text:list-item>
                <text:p><text:span text:style-name="T20">Select your preferred shell and desktop environment</text:span></text:p>
              </text:list-item>
              <text:list-item>
                <text:p><text:span text:style-name="T20">Hint: </text:span><text:span text:style-name="T21">zypper se -t pattern</text:span></text:p>
              </text:list-item>
            </text:list>
          </draw:text-box>
        </draw:frame>
        <presentation:notes draw:style-name="dp2">
          <office:forms form:automatic-focus="false" form:apply-design-mode="false"/>
          <draw:page-thumbnail draw:style-name="gr1" draw:layer="layout" svg:width="0.001cm" svg:height="0.001cm" svg:x="0cm" svg:y="2.257cm" draw:page-number="20" presentation:class="page"/>
          <draw:frame presentation:style-name="pr9" draw:text-style-name="P8" draw:layer="layout" svg:width="16.799cm" svg:height="13.364cm" svg:x="2.1cm" svg:y="14.107cm" presentation:class="notes" presentation:placeholder="true">
            <draw:text-box/>
          </draw:frame>
        </presentation:notes>
      </draw:page>
      <draw:page draw:name="page21"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3: Adding Some Software</text:p>
          </draw:text-box>
        </draw:frame>
        <draw:frame draw:style-name="gr5" draw:text-style-name="P13" draw:layer="layout" svg:width="26.168cm" svg:height="10.848cm" svg:x="0.952cm" svg:y="3.89cm">
          <draw:text-box>
            <text:p><text:span text:style-name="T18">&lt;software&gt;</text:span></text:p>
            <text:p><text:span text:style-name="T17"><text:s text:c="2"/></text:span><text:span text:style-name="T18">&lt;packages</text:span><text:span text:style-name="T17"> </text:span><text:span text:style-name="T22">config:type=</text:span><text:span text:style-name="T23">"list"</text:span><text:span text:style-name="T18">&gt;</text:span></text:p>
            <text:p><text:span text:style-name="T17"><text:s text:c="4"/></text:span><text:span text:style-name="T18">&lt;package&gt;</text:span><text:span text:style-name="T17">zsh</text:span><text:span text:style-name="T18">&lt;/package&gt;</text:span></text:p>
            <text:p><text:span text:style-name="T17"><text:s text:c="2"/></text:span><text:span text:style-name="T18">&lt;/packages&gt;</text:span></text:p>
            <text:p><text:span text:style-name="T17"/></text:p>
            <text:p><text:span text:style-name="T17"><text:s text:c="2"/></text:span><text:span text:style-name="T18">&lt;patterns</text:span><text:span text:style-name="T17"> </text:span><text:span text:style-name="T22">config:type=</text:span><text:span text:style-name="T23">"list"</text:span><text:span text:style-name="T18">&gt;</text:span></text:p>
            <text:p><text:span text:style-name="T17"><text:s text:c="4"/></text:span><text:span text:style-name="T18">&lt;pattern&gt;</text:span><text:span text:style-name="T17">enhanced_base</text:span><text:span text:style-name="T18">&lt;/pattern&gt;</text:span></text:p>
            <text:p><text:span text:style-name="T17"><text:s text:c="4"/></text:span><text:span text:style-name="T18">&lt;pattern&gt;</text:span><text:span text:style-name="T17">enhanced_base_opt</text:span><text:span text:style-name="T18">&lt;/pattern&gt;</text:span></text:p>
            <text:p><text:span text:style-name="T17"><text:s text:c="4"/></text:span><text:span text:style-name="T18">&lt;pattern&gt;</text:span><text:span text:style-name="T17">kde</text:span><text:span text:style-name="T18">&lt;/pattern&gt;</text:span></text:p>
            <text:p><text:span text:style-name="T17"><text:s text:c="4"/></text:span><text:span text:style-name="T18">&lt;pattern&gt;</text:span><text:span text:style-name="T17">yast2_basis</text:span><text:span text:style-name="T18">&lt;/pattern&gt;</text:span></text:p>
            <text:p><text:span text:style-name="T17"><text:s text:c="2"/></text:span><text:span text:style-name="T18">&lt;/patterns&gt;</text:span></text:p>
            <text:p><text:span text:style-name="T18">&lt;/software&gt;</text:span></text:p>
          </draw:text-box>
        </draw:frame>
        <presentation:notes draw:style-name="dp2">
          <draw:page-thumbnail draw:style-name="gr1" draw:layer="layout" svg:width="0.001cm" svg:height="0.001cm" svg:x="0cm" svg:y="2.257cm" draw:page-number="21" presentation:class="page"/>
          <draw:frame presentation:style-name="pr15" draw:text-style-name="P8" draw:layer="layout" svg:width="16.799cm" svg:height="13.364cm" svg:x="2.1cm" svg:y="14.107cm" presentation:class="notes" presentation:placeholder="true">
            <draw:text-box/>
          </draw:frame>
        </presentation:notes>
      </draw:page>
      <draw:page draw:name="page2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etting Up Our User Account</text:p>
          </draw:text-box>
        </draw:frame>
        <draw:frame presentation:style-name="pr13" draw:layer="layout" svg:width="25.199cm" svg:height="9.134cm" svg:x="1.4cm" svg:y="3.685cm" presentation:class="outline">
          <draw:text-box>
            <text:list text:style-name="L2">
              <text:list-item>
                <text:p>The <text:span text:style-name="T12">&lt;users&gt;</text:span><text:span text:style-name="T14"> and </text:span><text:span text:style-name="T12">&lt;groups&gt;</text:span><text:span text:style-name="T14"> section allow to define users and </text:span><text:span text:style-name="T14">groups</text:span></text:p>
              </text:list-item>
              <text:list-item>
                <text:p>Only username and password are mandatory</text:p>
              </text:list-item>
              <text:list-item>
                <text:p>Watch out for duplicated IDs</text:p>
              </text:list-item>
              <text:list-item>
                <text:p><text:span text:style-name="T14">See </text:span><text:span text:style-name="T14"><text:a xlink:href="https://susedoc.github.io/doc-sle/develop/opensuse-autoyast/html/configuration.html#Configuration.Security.users_and_groups" xlink:type="simple">Users and Groups</text:a></text:span></text:p>
              </text:list-item>
            </text:list>
          </draw:text-box>
        </draw:frame>
        <presentation:notes draw:style-name="dp2">
          <draw:page-thumbnail draw:style-name="gr1" draw:layer="layout" svg:width="0.001cm" svg:height="0.001cm" svg:x="0cm" svg:y="2.257cm" draw:page-number="22" presentation:class="page"/>
          <draw:frame presentation:style-name="pr9" draw:text-style-name="P8" draw:layer="layout" svg:width="16.799cm" svg:height="13.364cm" svg:x="2.1cm" svg:y="14.107cm" presentation:class="notes" presentation:placeholder="true">
            <draw:text-box/>
          </draw:frame>
        </presentation:notes>
      </draw:page>
      <draw:page draw:name="page2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ext:span text:style-name="T24">Exercise 4: </text:span>Setting Up Our User Account</text:p>
          </draw:text-box>
        </draw:frame>
        <draw:frame presentation:style-name="pr13" draw:layer="layout" svg:width="25.199cm" svg:height="9.134cm" svg:x="1.4cm" svg:y="3.685cm" presentation:class="outline">
          <draw:text-box>
            <text:list text:style-name="L2">
              <text:list-item>
                <text:p><text:span text:style-name="T14">Add your own user account</text:span></text:p>
              </text:list-item>
              <text:list-item>
                <text:p><text:span text:style-name="T14">Do not forget to adjust the shell to the one you installed</text:span></text:p>
              </text:list-item>
            </text:list>
          </draw:text-box>
        </draw:frame>
        <presentation:notes draw:style-name="dp2">
          <office:forms form:automatic-focus="false" form:apply-design-mode="false"/>
          <draw:page-thumbnail draw:style-name="gr1" draw:layer="layout" svg:width="0.001cm" svg:height="0.001cm" svg:x="0cm" svg:y="2.257cm" draw:page-number="23" presentation:class="page"/>
          <draw:frame presentation:style-name="pr9" draw:text-style-name="P8" draw:layer="layout" svg:width="16.799cm" svg:height="13.364cm" svg:x="2.1cm" svg:y="14.107cm" presentation:class="notes" presentation:placeholder="true">
            <draw:text-box/>
          </draw:frame>
        </presentation:notes>
      </draw:page>
      <draw:page draw:name="page2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4: Setting Up Our User Account</text:p>
          </draw:text-box>
        </draw:frame>
        <draw:frame draw:style-name="gr5" draw:text-style-name="P14" draw:layer="layout" svg:width="26.168cm" svg:height="10.848cm" svg:x="0.952cm" svg:y="3.89cm">
          <draw:text-box>
            <text:p><text:span text:style-name="T18">&lt;users</text:span><text:span text:style-name="T17"> </text:span><text:span text:style-name="T22">config:type=</text:span><text:span text:style-name="T23">"list"</text:span><text:span text:style-name="T18">&gt;</text:span></text:p>
            <text:p><text:span text:style-name="T17"><text:s text:c="2"/></text:span><text:span text:style-name="T18">&lt;user&gt;</text:span></text:p>
            <text:p><text:span text:style-name="T17"><text:s text:c="4"/></text:span><text:span text:style-name="T18">&lt;encrypted</text:span><text:span text:style-name="T17"> </text:span><text:span text:style-name="T22">config:type=</text:span><text:span text:style-name="T23">"boolean"</text:span><text:span text:style-name="T18">&gt;</text:span><text:span text:style-name="T17">false</text:span><text:span text:style-name="T18">&lt;/encrypted&gt;</text:span></text:p>
            <text:p><text:span text:style-name="T17"><text:s text:c="4"/></text:span><text:span text:style-name="T18">&lt;fullname&gt;</text:span><text:span text:style-name="T17">John Doe</text:span><text:span text:style-name="T18">&lt;/fullname&gt;</text:span></text:p>
            <text:p><text:span text:style-name="T17"><text:s text:c="4"/></text:span><text:span text:style-name="T18">&lt;gid&gt;</text:span><text:span text:style-name="T17">100</text:span><text:span text:style-name="T18">&lt;/gid&gt;</text:span></text:p>
            <text:p><text:span text:style-name="T17"><text:s text:c="4"/></text:span><text:span text:style-name="T18">&lt;home&gt;</text:span><text:span text:style-name="T17">/home/jdoe</text:span><text:span text:style-name="T18">&lt;/home&gt;</text:span></text:p>
            <text:p><text:span text:style-name="T17"><text:s text:c="4"/></text:span><text:span text:style-name="T18">&lt;shell&gt;</text:span><text:span text:style-name="T17">/usr/bin/fish</text:span><text:span text:style-name="T18">&lt;/shell&gt;</text:span></text:p>
            <text:p><text:span text:style-name="T17"><text:s text:c="4"/></text:span><text:span text:style-name="T18">&lt;uid&gt;</text:span><text:span text:style-name="T17">1000</text:span><text:span text:style-name="T18">&lt;/uid&gt;</text:span></text:p>
            <text:p><text:span text:style-name="T17"><text:s text:c="4"/></text:span><text:span text:style-name="T18">&lt;user_password&gt;</text:span><text:span text:style-name="T17">nots3cr3t</text:span><text:span text:style-name="T18">&lt;/user_password&gt;</text:span></text:p>
            <text:p><text:span text:style-name="T17"><text:s text:c="4"/></text:span><text:span text:style-name="T18">&lt;username&gt;</text:span><text:span text:style-name="T17">imo</text:span><text:span text:style-name="T18">&lt;/username&gt;</text:span></text:p>
            <text:p><text:span text:style-name="T17"><text:s text:c="2"/></text:span><text:span text:style-name="T18">&lt;/user&gt;</text:span></text:p>
            <text:p><text:span text:style-name="T17"/></text:p>
            <text:p><text:span text:style-name="T17"><text:s text:c="2"/></text:span><text:span text:style-name="T19">&lt;!-- root user goes here --&gt;</text:span></text:p>
            <text:p><text:span text:style-name="T18">&lt;/users&gt;</text:span></text:p>
          </draw:text-box>
        </draw:frame>
        <presentation:notes draw:style-name="dp2">
          <draw:page-thumbnail draw:style-name="gr1" draw:layer="layout" svg:width="0.001cm" svg:height="0.001cm" svg:x="0cm" svg:y="2.257cm" draw:page-number="24" presentation:class="page"/>
          <draw:frame presentation:style-name="pr15" draw:text-style-name="P8" draw:layer="layout" svg:width="16.799cm" svg:height="13.364cm" svg:x="2.1cm" svg:y="14.107cm" presentation:class="notes" presentation:placeholder="true">
            <draw:text-box/>
          </draw:frame>
        </presentation:notes>
      </draw:page>
      <draw:page draw:name="page2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The partitioning<text:span text:style-name="T14"> support has been reimplemented for </text:span><text:span text:style-name="T14">openSUSE Leap 15.0 (and SUSE Linux Enterprise 15)</text:span></text:p>
              </text:list-item>
              <text:list-item>
                <text:p><text:span text:style-name="T14">It (re)uses the same approach than the new storage layer</text:span></text:p>
              </text:list-item>
              <text:list-item>
                <text:p><text:span text:style-name="T14">When it is not defined, it uses the guided proposal</text:span></text:p>
              </text:list-item>
            </text:list>
          </draw:text-box>
        </draw:frame>
        <presentation:notes draw:style-name="dp2">
          <draw:page-thumbnail draw:style-name="gr1" draw:layer="layout" svg:width="0.001cm" svg:height="0.001cm" svg:x="0cm" svg:y="2.257cm" draw:page-number="25" presentation:class="page"/>
          <draw:frame presentation:style-name="pr9" draw:text-style-name="P8" draw:layer="layout" svg:width="16.799cm" svg:height="13.364cm" svg:x="2.1cm" svg:y="14.107cm" presentation:class="notes" presentation:placeholder="true">
            <draw:text-box/>
          </draw:frame>
        </presentation:notes>
      </draw:page>
      <draw:page draw:name="page2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djusting the Partitions Layout</text:p>
          </draw:text-box>
        </draw:frame>
        <draw:frame presentation:style-name="pr13" draw:layer="layout" svg:width="25.199cm" svg:height="9.134cm" svg:x="1.4cm" svg:y="3.685cm" presentation:class="outline">
          <draw:text-box>
            <text:list text:style-name="L2">
              <text:list-item>
                <text:p text:style-name="P15"><text:span text:style-name="T21">&lt;partitioning&gt;</text:span><text:span text:style-name="T20"> defines a </text:span><text:span text:style-name="T21">&lt;drive&gt;</text:span><text:span text:style-name="T20"> section for each device</text:span></text:p>
              </text:list-item>
              <text:list-item>
                <text:p text:style-name="P15"><text:span text:style-name="T20">Each </text:span><text:span text:style-name="T21">&lt;drive&gt;</text:span><text:span text:style-name="T20"> contains a set of partitions</text:span></text:p>
              </text:list-item>
              <text:list-item>
                <text:p><text:span text:style-name="T20">A </text:span><text:span text:style-name="T21">&lt;drive&gt;</text:span><text:span text:style-name="T20"> can be a physical drive or a logical one (like an LVM </text:span><text:span text:style-name="T20">volume group)</text:span></text:p>
              </text:list-item>
              <text:list-item>
                <text:p><text:span text:style-name="T20">See </text:span><text:span text:style-name="T20"><text:a xlink:href="https://susedoc.github.io/doc-sle/develop/opensuse-autoyast/html/configuration.html#ay.auto_partitioning" xlink:type="simple">Automated Partitioning</text:a></text:span></text:p>
              </text:list-item>
            </text:list>
          </draw:text-box>
        </draw:frame>
        <presentation:notes draw:style-name="dp2">
          <office:forms form:automatic-focus="false" form:apply-design-mode="false"/>
          <draw:page-thumbnail draw:style-name="gr1" draw:layer="layout" svg:width="0.001cm" svg:height="0.001cm" svg:x="0cm" svg:y="2.257cm" draw:page-number="26" presentation:class="page"/>
          <draw:frame presentation:style-name="pr9" draw:text-style-name="P8" draw:layer="layout" svg:width="16.799cm" svg:height="13.364cm" svg:x="2.1cm" svg:y="14.107cm" presentation:class="notes" presentation:placeholder="true">
            <draw:text-box/>
          </draw:frame>
        </presentation:notes>
      </draw:page>
      <draw:page draw:name="page27"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Exercise 5: Adjusting the Partitions Layout</text:p>
          </draw:text-box>
        </draw:frame>
        <draw:frame presentation:style-name="pr13" draw:layer="layout" svg:width="25.199cm" svg:height="9.134cm" svg:x="1.4cm" svg:y="3.685cm" presentation:class="outline">
          <draw:text-box>
            <text:list text:style-name="L2">
              <text:list-item>
                <text:p><text:span text:style-name="T14">Let’s try to define the following partitioning layout</text:span></text:p>
                <text:list>
                  <text:list-item>
                    <text:p><text:span text:style-name="T14">10GiB </text:span><text:span text:style-name="T12">Btrfs</text:span><text:span text:style-name="T20"> filesystem partition for root (/)</text:span></text:p>
                  </text:list-item>
                  <text:list-item>
                    <text:p><text:span text:style-name="T20">512MiB for swap</text:span></text:p>
                  </text:list-item>
                  <text:list-item>
                    <text:p><text:span text:style-name="T20">The remaining space should be assigned to an </text:span><text:span text:style-name="T21">ext4</text:span><text:span text:style-name="T20"> filesystem to </text:span><text:span text:style-name="T20">be used as </text:span><text:span text:style-name="T21">/home</text:span></text:p>
                  </text:list-item>
                </text:list>
              </text:list-item>
            </text:list>
          </draw:text-box>
        </draw:frame>
        <presentation:notes draw:style-name="dp2">
          <draw:page-thumbnail draw:style-name="gr1" draw:layer="layout" svg:width="0.001cm" svg:height="0.001cm" svg:x="0cm" svg:y="2.257cm" draw:page-number="27" presentation:class="page"/>
          <draw:frame presentation:style-name="pr9" draw:text-style-name="P8" draw:layer="layout" svg:width="16.799cm" svg:height="13.364cm" svg:x="2.1cm" svg:y="14.107cm" presentation:class="notes" presentation:placeholder="true">
            <draw:text-box/>
          </draw:frame>
        </presentation:notes>
      </draw:page>
      <draw:page draw:name="page2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18">&lt;partitioning&gt;</text:span></text:p>
            <text:p><text:span text:style-name="T17"><text:s text:c="2"/></text:span><text:span text:style-name="T18">&lt;drive&gt;</text:span></text:p>
            <text:p><text:span text:style-name="T17"><text:s text:c="4"/></text:span><text:span text:style-name="T18">&lt;partitions</text:span><text:span text:style-name="T17"> </text:span><text:span text:style-name="T22">config:type=</text:span><text:span text:style-name="T23">"list"</text:span><text:span text:style-name="T18">&gt;</text:span></text:p>
            <text:p><text:span text:style-name="T17"><text:s text:c="6"/></text:span><text:span text:style-name="T18">&lt;partition&gt;</text:span></text:p>
            <text:p><text:span text:style-name="T17"><text:s text:c="8"/></text:span><text:span text:style-name="T18">&lt;create_subvolumes</text:span><text:span text:style-name="T17"> </text:span><text:span text:style-name="T22">config:type=</text:span><text:span text:style-name="T23">"boolean"</text:span><text:span text:style-name="T18">&gt;</text:span><text:span text:style-name="T17">true</text:span><text:span text:style-name="T18">&lt;/create_subvolumes&gt;</text:span></text:p>
            <text:p><text:span text:style-name="T17"><text:s text:c="8"/></text:span><text:span text:style-name="T18">&lt;filesystem</text:span><text:span text:style-name="T17"> </text:span><text:span text:style-name="T22">config:type=</text:span><text:span text:style-name="T23">"symbol"</text:span><text:span text:style-name="T18">&gt;</text:span><text:span text:style-name="T17">btrfs</text:span><text:span text:style-name="T18">&lt;/filesystem&gt;</text:span></text:p>
            <text:p><text:span text:style-name="T17"><text:s text:c="8"/></text:span><text:span text:style-name="T18">&lt;mount&gt;</text:span><text:span text:style-name="T17">/</text:span><text:span text:style-name="T18">&lt;/mount&gt;</text:span></text:p>
            <text:p><text:span text:style-name="T17"><text:s text:c="8"/></text:span><text:span text:style-name="T18">&lt;size&gt;</text:span><text:span text:style-name="T17">10GiB</text:span><text:span text:style-name="T18">&lt;/size&gt;</text:span></text:p>
            <text:p><text:span text:style-name="T17"><text:s text:c="8"/></text:span><text:span text:style-name="T18">&lt;create_subvolumes</text:span><text:span text:style-name="T17"> </text:span><text:span text:style-name="T22">config:type=</text:span><text:span text:style-name="T23">"boolean"</text:span><text:span text:style-name="T18">&gt;</text:span><text:span text:style-name="T17">true</text:span><text:span text:style-name="T18">&lt;/create_subvolumes&gt;</text:span></text:p>
            <text:p><text:span text:style-name="T17"><text:s text:c="6"/></text:span><text:span text:style-name="T18">&lt;/partition&gt;</text:span></text:p>
            <text:p><text:span text:style-name="T17"><text:s text:c="6"/></text:span></text:p>
          </draw:text-box>
        </draw:frame>
        <presentation:notes draw:style-name="dp2">
          <draw:page-thumbnail draw:style-name="gr1" draw:layer="layout" svg:width="0.001cm" svg:height="0.001cm" svg:x="0cm" svg:y="2.257cm" draw:page-number="28" presentation:class="page"/>
          <draw:frame presentation:style-name="pr15" draw:text-style-name="P8" draw:layer="layout" svg:width="16.799cm" svg:height="13.364cm" svg:x="2.1cm" svg:y="14.107cm" presentation:class="notes" presentation:placeholder="true">
            <draw:text-box/>
          </draw:frame>
        </presentation:notes>
      </draw:page>
      <draw:page draw:name="page2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5: Adjusting the Partitions Layout</text:p>
          </draw:text-box>
        </draw:frame>
        <draw:frame draw:style-name="gr5" draw:text-style-name="P14" draw:layer="layout" svg:width="26.168cm" svg:height="10.848cm" svg:x="0.952cm" svg:y="3.89cm">
          <draw:text-box>
            <text:p><text:span text:style-name="T25"/></text:p>
            <text:p><text:span text:style-name="T26"><text:s text:c="6"/></text:span><text:span text:style-name="T25">&lt;partition&gt;</text:span></text:p>
            <text:p><text:span text:style-name="T26"><text:s text:c="8"/></text:span><text:span text:style-name="T25">&lt;filesystem</text:span><text:span text:style-name="T26"> </text:span><text:span text:style-name="T27">config:type=</text:span><text:span text:style-name="T28">"symbol"</text:span><text:span text:style-name="T25">&gt;</text:span><text:span text:style-name="T26">ext4</text:span><text:span text:style-name="T25">&lt;/filesystem&gt;</text:span></text:p>
            <text:p><text:span text:style-name="T26"><text:s text:c="8"/></text:span><text:span text:style-name="T25">&lt;mount&gt;</text:span><text:span text:style-name="T26">/home</text:span><text:span text:style-name="T25">&lt;/mount&gt;</text:span></text:p>
            <text:p><text:span text:style-name="T26"><text:s text:c="8"/></text:span><text:span text:style-name="T25">&lt;size&gt;</text:span><text:span text:style-name="T26">max</text:span><text:span text:style-name="T25">&lt;/size&gt;</text:span></text:p>
            <text:p><text:span text:style-name="T26"><text:s text:c="6"/></text:span><text:span text:style-name="T25">&lt;/partition&gt;</text:span></text:p>
            <text:p><text:span text:style-name="T26"><text:s text:c="6"/></text:span><text:span text:style-name="T25">&lt;partition&gt;</text:span></text:p>
            <text:p><text:span text:style-name="T26"><text:s text:c="8"/></text:span><text:span text:style-name="T25">&lt;filesystem</text:span><text:span text:style-name="T26"> </text:span><text:span text:style-name="T27">config:type=</text:span><text:span text:style-name="T28">"symbol"</text:span><text:span text:style-name="T25">&gt;</text:span><text:span text:style-name="T26">swap</text:span><text:span text:style-name="T25">&lt;/filesystem&gt;</text:span></text:p>
            <text:p><text:span text:style-name="T26"><text:s text:c="8"/></text:span><text:span text:style-name="T25">&lt;mount&gt;</text:span><text:span text:style-name="T26">swap</text:span><text:span text:style-name="T25">&lt;/mount&gt;</text:span></text:p>
            <text:p><text:span text:style-name="T26"><text:s text:c="8"/></text:span><text:span text:style-name="T25">&lt;size&gt;</text:span><text:span text:style-name="T26">512MiB</text:span><text:span text:style-name="T25">&lt;/size&gt;</text:span></text:p>
            <text:p><text:span text:style-name="T26"><text:s text:c="6"/></text:span><text:span text:style-name="T25">&lt;/partition&gt;</text:span></text:p>
            <text:p><text:span text:style-name="T26"><text:s text:c="4"/></text:span><text:span text:style-name="T25">&lt;/partitions&gt;</text:span></text:p>
            <text:p><text:span text:style-name="T26"><text:s text:c="4"/></text:span><text:span text:style-name="T25">&lt;type</text:span><text:span text:style-name="T26"> </text:span><text:span text:style-name="T27">config:type=</text:span><text:span text:style-name="T28">"symbol"</text:span><text:span text:style-name="T25">&gt;</text:span><text:span text:style-name="T26">CT_DISK</text:span><text:span text:style-name="T25">&lt;/type&gt;</text:span></text:p>
            <text:p><text:span text:style-name="T26"><text:s text:c="4"/></text:span><text:span text:style-name="T25">&lt;use&gt;</text:span><text:span text:style-name="T26">all</text:span><text:span text:style-name="T25">&lt;/use&gt;</text:span></text:p>
            <text:p><text:span text:style-name="T26"><text:s text:c="2"/></text:span><text:span text:style-name="T25">&lt;/drive&gt;</text:span></text:p>
            <text:p><text:span text:style-name="T25">&lt;/partitioning&gt;</text:span></text:p>
          </draw:text-box>
        </draw:frame>
        <presentation:notes draw:style-name="dp2">
          <draw:page-thumbnail draw:style-name="gr1" draw:layer="layout" svg:width="0.001cm" svg:height="0.001cm" svg:x="0cm" svg:y="2.257cm" draw:page-number="29" presentation:class="page"/>
          <draw:frame presentation:style-name="pr15" draw:text-style-name="P8" draw:layer="layout" svg:width="16.799cm" svg:height="13.364cm" svg:x="2.1cm" svg:y="14.107cm" presentation:class="notes" presentation:placeholder="true">
            <draw:text-box/>
          </draw:frame>
        </presentation:notes>
      </draw:page>
      <draw:page draw:name="page30"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6: Configuring the Network</text:p>
          </draw:text-box>
        </draw:frame>
        <draw:frame presentation:style-name="pr17" draw:layer="layout" svg:width="25.199cm" svg:height="9.134cm" svg:x="1.4cm" svg:y="3.685cm" presentation:class="outline" presentation:placeholder="true" presentation:user-transformed="true">
          <draw:text-box/>
        </draw:frame>
        <presentation:notes draw:style-name="dp2">
          <draw:page-thumbnail draw:style-name="gr1" draw:layer="layout" svg:width="0.001cm" svg:height="0.001cm" svg:x="0cm" svg:y="2.257cm" draw:page-number="30" presentation:class="page"/>
          <draw:frame presentation:style-name="pr15" draw:text-style-name="P4" draw:layer="layout" svg:width="16.799cm" svg:height="13.364cm" svg:x="2.1cm" svg:y="14.107cm" presentation:class="notes" presentation:placeholder="true">
            <draw:text-box/>
          </draw:frame>
        </presentation:notes>
      </draw:page>
      <draw:page draw:name="page31" draw:style-name="dp1" draw:master-page-name="Default_20_1_5f_" presentation:presentation-page-layout-name="AL2T1">
        <office:forms form:automatic-focus="false" form:apply-design-mode="false"/>
        <draw:frame presentation:style-name="pr16" draw:layer="layout" svg:width="25.199cm" svg:height="2.629cm" svg:x="1.4cm" svg:y="0.628cm" presentation:class="title">
          <draw:text-box>
            <text:p>Exercise 7: Opening the SSH service</text:p>
          </draw:text-box>
        </draw:frame>
        <draw:frame presentation:style-name="pr17" draw:layer="layout" svg:width="25.199cm" svg:height="9.134cm" svg:x="1.4cm" svg:y="3.685cm" presentation:class="outline" presentation:user-transformed="true">
          <draw:text-box>
            <text:list text:style-name="L2">
              <text:list-item>
                <text:p>Open the SSH service</text:p>
                <text:list>
                  <text:list-item>
                    <text:p>Install the required package</text:p>
                  </text:list-item>
                  <text:list-item>
                    <text:p>Enable the service</text:p>
                  </text:list-item>
                  <text:list-item>
                    <text:p>Open the firewall</text:p>
                    <text:p/>
                  </text:list-item>
                </text:list>
              </text:list-item>
            </text:list>
          </draw:text-box>
        </draw:frame>
        <presentation:notes draw:style-name="dp2">
          <office:forms form:automatic-focus="false" form:apply-design-mode="false"/>
          <draw:page-thumbnail draw:style-name="gr1" draw:layer="layout" svg:width="0.001cm" svg:height="0.001cm" svg:x="0cm" svg:y="2.257cm" draw:page-number="31" presentation:class="page"/>
          <draw:frame presentation:style-name="pr15" draw:text-style-name="P4" draw:layer="layout" svg:width="16.799cm" svg:height="13.364cm" svg:x="2.1cm" svg:y="14.107cm" presentation:class="notes" presentation:placeholder="true">
            <draw:text-box/>
          </draw:frame>
        </presentation:notes>
      </draw:page>
      <draw:page draw:name="page32"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Let’s do it interactiv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Asking Questions</text:p>
          </draw:text-box>
        </draw:frame>
        <draw:frame presentation:style-name="pr13" draw:layer="layout" svg:width="25.199cm" svg:height="9.134cm" svg:x="1.4cm" svg:y="3.685cm" presentation:class="outline">
          <draw:text-box>
            <text:list text:style-name="L2">
              <text:list-item>
                <text:p>Mechanism to gather information from users at runtime</text:p>
              </text:list-item>
              <text:list-item>
                <text:p>Offers basic widgets and simple workflow control</text:p>
              </text:list-item>
              <text:list-item>
                <text:p>It can use the answers to:</text:p>
                <text:list>
                  <text:list-item>
                    <text:p>Run scripts</text:p>
                  </text:list-item>
                  <text:list-item>
                    <text:p>Modify the profile</text:p>
                  </text:list-item>
                  <text:list-item>
                    <text:p>Store values in some file</text:p>
                  </text:list-item>
                </text:list>
              </text:list-item>
            </text:list>
          </draw:text-box>
        </draw:frame>
        <presentation:notes draw:style-name="dp2">
          <draw:page-thumbnail draw:style-name="gr1" draw:layer="layout" svg:width="0.001cm" svg:height="0.001cm" svg:x="0cm" svg:y="2.257cm" draw:page-number="33" presentation:class="page"/>
          <draw:frame presentation:style-name="pr9" draw:text-style-name="P4" draw:layer="layout" svg:width="16.799cm" svg:height="13.364cm" svg:x="2.1cm" svg:y="14.107cm" presentation:class="notes" presentation:placeholder="true">
            <draw:text-box/>
          </draw:frame>
        </presentation:notes>
      </draw:page>
      <draw:page draw:name="page34"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Asking Questions: Example</text:p>
          </draw:text-box>
        </draw:frame>
        <draw:frame draw:style-name="gr5" draw:text-style-name="P16" draw:layer="layout" svg:width="26.168cm" svg:height="10.848cm" svg:x="0.952cm" svg:y="3.89cm">
          <draw:text-box>
            <text:p><text:span text:style-name="T25">&lt;ask&gt;</text:span></text:p>
            <text:p><text:span text:style-name="T25"><text:s text:c="2"/></text:span><text:span text:style-name="T25">&lt;title&gt;Country Settings&lt;/title&gt;</text:span></text:p>
            <text:p><text:span text:style-name="T25"><text:s text:c="2"/></text:span><text:span text:style-name="T25">&lt;question&gt;Which keymap will you use?&lt;/question&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keyboard,keymap&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text:span></text:p>
            <text:p><text:span text:style-name="T25"><text:s text:c="6"/></text:span><text:span text:style-name="T25">&lt;value&gt;english&lt;/value&gt;&lt;label&gt;English&lt;/label&gt;</text:span></text:p>
            <text:p><text:span text:style-name="T25"><text:s text:c="4"/></text:span><text:span text:style-name="T25">&lt;/entry&gt;</text:span></text:p>
            <text:p><text:span text:style-name="T25"><text:s text:c="4"/></text:span><text:span text:style-name="T25">&lt;entry&gt;</text:span></text:p>
            <text:p><text:span text:style-name="T25"><text:s text:c="6"/></text:span><text:span text:style-name="T25">&lt;value&gt;german&lt;/value&gt;&lt;label&gt;German&lt;/label&gt;</text:span></text:p>
            <text:p><text:span text:style-name="T25"><text:s text:c="4"/></text:span><text:span text:style-name="T25">&lt;/entry&gt;</text:span></text:p>
            <text:p><text:span text:style-name="T25"><text:s text:c="2"/></text:span><text:span text:style-name="T25">&lt;/selection&gt;</text:span></text:p>
            <text:p><text:span text:style-name="T25">&lt;/ask&gt;</text:span></text:p>
          </draw:text-box>
        </draw:frame>
        <presentation:notes draw:style-name="dp2">
          <draw:page-thumbnail draw:style-name="gr1" draw:layer="layout" svg:width="0.001cm" svg:height="0.001cm" svg:x="0cm" svg:y="2.257cm" draw:page-number="34" presentation:class="page"/>
          <draw:frame presentation:style-name="pr15" draw:text-style-name="P8" draw:layer="layout" svg:width="16.799cm" svg:height="13.364cm" svg:x="2.1cm" svg:y="14.107cm" presentation:class="notes" presentation:placeholder="true">
            <draw:text-box/>
          </draw:frame>
        </presentation:notes>
      </draw:page>
      <draw:page draw:name="page3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Exercise 8: Ask Some Questions</text:p>
          </draw:text-box>
        </draw:frame>
        <draw:frame presentation:style-name="pr13" draw:layer="layout" svg:width="25.199cm" svg:height="9.134cm" svg:x="1.4cm" svg:y="3.685cm" presentation:class="outline" presentation:user-transformed="true">
          <draw:text-box>
            <text:list text:style-name="L2">
              <text:list-item>
                <text:p>Ask for this information and update the profile accordingly:</text:p>
                <text:list>
                  <text:list-item>
                    <text:p>Preferred desktop environment</text:p>
                  </text:list-item>
                  <text:list-item>
                    <text:p>Username and password</text:p>
                  </text:list-item>
                  <text:list-item>
                    <text:p>/home filesystem to use (hint: it is a <text:span text:style-name="T12">symbol</text:span>)</text:p>
                  </text:list-item>
                </text:list>
              </text:list-item>
            </text:list>
          </draw:text-box>
        </draw:frame>
        <presentation:notes draw:style-name="dp2">
          <draw:page-thumbnail draw:style-name="gr1" draw:layer="layout" svg:width="0.001cm" svg:height="0.001cm" svg:x="0cm" svg:y="2.257cm" draw:page-number="35" presentation:class="page"/>
          <draw:frame presentation:style-name="pr9" draw:text-style-name="P8" draw:layer="layout" svg:width="16.799cm" svg:height="13.364cm" svg:x="2.1cm" svg:y="14.107cm" presentation:class="notes" presentation:placeholder="true">
            <draw:text-box/>
          </draw:frame>
        </presentation:notes>
      </draw:page>
      <draw:page draw:name="page36"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Username</text:p>
          </draw:text-box>
        </draw:frame>
        <draw:frame draw:style-name="gr5" draw:text-style-name="P17" draw:layer="layout" svg:width="26.168cm" svg:height="10.848cm" svg:x="0.952cm" svg:y="3.89cm">
          <draw:text-box>
            <text:p><text:span text:style-name="T25">&lt;ask&gt;</text:span></text:p>
            <text:p><text:span text:style-name="T25"><text:s text:c="2"/></text:span><text:span text:style-name="T25">&lt;title&gt;User&lt;/title&gt;</text:span></text:p>
            <text:p><text:span text:style-name="T25"><text:s text:c="2"/></text:span><text:span text:style-name="T25">&lt;question&gt;Username&lt;/question&gt;</text:span></text:p>
            <text:p><text:span text:style-name="T25"><text:s text:c="2"/></text:span><text:span text:style-name="T25">&lt;type&gt;string&lt;/type&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users,1,username&lt;/path&gt;</text:span></text:p>
            <text:p><text:span text:style-name="T25"><text:s text:c="2"/></text:span><text:span text:style-name="T25">&lt;/pathlist&gt;</text:span></text:p>
            <text:p><text:span text:style-name="T25"><text:s text:c="2"/></text:span><text:span text:style-name="T25">&lt;element </text:span><text:span text:style-name="T29">config:type=</text:span><text:span text:style-name="T30">"integer"</text:span><text:span text:style-name="T25">&gt;0&lt;/element&gt;</text:span></text:p>
            <text:p><text:span text:style-name="T25"><text:s text:c="2"/></text:span><text:span text:style-name="T25">&lt;dialog </text:span><text:span text:style-name="T29">config:type=</text:span><text:span text:style-name="T30">"integer"</text:span><text:span text:style-name="T25">&gt;1&lt;/dialog&gt;</text:span></text:p>
            <text:p><text:span text:style-name="T25">&lt;/ask&gt;</text:span></text:p>
          </draw:text-box>
        </draw:frame>
        <presentation:notes draw:style-name="dp2">
          <draw:page-thumbnail draw:style-name="gr1" draw:layer="layout" svg:width="0.001cm" svg:height="0.001cm" svg:x="0cm" svg:y="2.257cm" draw:page-number="36" presentation:class="page"/>
          <draw:frame presentation:style-name="pr15" draw:text-style-name="P8" draw:layer="layout" svg:width="16.799cm" svg:height="13.364cm" svg:x="2.1cm" svg:y="14.107cm" presentation:class="notes" presentation:placeholder="true">
            <draw:text-box/>
          </draw:frame>
        </presentation:notes>
      </draw:page>
      <draw:page draw:name="page37"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Password</text:p>
          </draw:text-box>
        </draw:frame>
        <draw:frame draw:style-name="gr5" draw:text-style-name="P17" draw:layer="layout" svg:width="26.168cm" svg:height="10.848cm" svg:x="0.952cm" svg:y="3.89cm">
          <draw:text-box>
            <text:p><text:span text:style-name="T25">&lt;ask&gt;</text:span></text:p>
            <text:p><text:span text:style-name="T25"><text:s text:c="2"/></text:span><text:span text:style-name="T25">&lt;question&gt;Password&lt;/question&gt;</text:span></text:p>
            <text:p><text:span text:style-name="T25"><text:s text:c="2"/></text:span><text:span text:style-name="T25">&lt;type&gt;string&lt;/type&gt;</text:span></text:p>
            <text:p><text:span text:style-name="T25"><text:s text:c="2"/></text:span><text:span text:style-name="T25">&lt;password </text:span><text:span text:style-name="T29">config:type=</text:span><text:span text:style-name="T30">"boolean"</text:span><text:span text:style-name="T25">&gt;true&lt;/password&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users,0,user_password&lt;/path&gt;</text:span></text:p>
            <text:p><text:span text:style-name="T25"><text:s text:c="4"/></text:span><text:span text:style-name="T25">&lt;path&gt;users,1,user_password&lt;/path&gt;</text:span></text:p>
            <text:p><text:span text:style-name="T25"><text:s text:c="2"/></text:span><text:span text:style-name="T25">&lt;/pathlist&gt;</text:span></text:p>
            <text:p><text:span text:style-name="T25"><text:s text:c="2"/></text:span><text:span text:style-name="T25">&lt;element </text:span><text:span text:style-name="T29">config:type=</text:span><text:span text:style-name="T30">"integer"</text:span><text:span text:style-name="T25">&gt;1&lt;/element&gt;</text:span></text:p>
            <text:p><text:span text:style-name="T25"><text:s text:c="2"/></text:span><text:span text:style-name="T25">&lt;dialog </text:span><text:span text:style-name="T29">config:type=</text:span><text:span text:style-name="T30">"integer"</text:span><text:span text:style-name="T25">&gt;1&lt;/dialog&gt;</text:span></text:p>
            <text:p><text:span text:style-name="T25">&lt;/ask&gt;</text:span></text:p>
          </draw:text-box>
        </draw:frame>
        <presentation:notes draw:style-name="dp2">
          <draw:page-thumbnail draw:style-name="gr1" draw:layer="layout" svg:width="0.001cm" svg:height="0.001cm" svg:x="0cm" svg:y="2.257cm" draw:page-number="37" presentation:class="page"/>
          <draw:frame presentation:style-name="pr15" draw:text-style-name="P8" draw:layer="layout" svg:width="16.799cm" svg:height="13.364cm" svg:x="2.1cm" svg:y="14.107cm" presentation:class="notes" presentation:placeholder="true">
            <draw:text-box/>
          </draw:frame>
        </presentation:notes>
      </draw:page>
      <draw:page draw:name="page38"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Desktop Environment</text:p>
          </draw:text-box>
        </draw:frame>
        <draw:frame draw:style-name="gr5" draw:text-style-name="P17" draw:layer="layout" svg:width="26.168cm" svg:height="10.848cm" svg:x="0.952cm" svg:y="3.89cm">
          <draw:text-box>
            <text:p><text:span text:style-name="T25">&lt;ask&gt;</text:span></text:p>
            <text:p><text:span text:style-name="T25"><text:s text:c="2"/></text:span><text:span text:style-name="T25">&lt;title&gt;Desktop Environment&lt;/title&gt;</text:span></text:p>
            <text:p><text:span text:style-name="T25"><text:s text:c="2"/></text:span><text:span text:style-name="T25">&lt;question&gt;What Desktop Environment do you prefer?&lt;/question&gt;</text:span></text:p>
            <text:p><text:span text:style-name="T25"><text:s text:c="2"/></text:span><text:span text:style-name="T25">&lt;default&gt;gnome&lt;/default&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software,patterns,0&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lt;value&gt;gnome&lt;/value&gt;&lt;label&gt;GNOME&lt;/label&gt;&lt;/entry&gt;</text:span></text:p>
            <text:p><text:span text:style-name="T25"><text:s text:c="4"/></text:span><text:span text:style-name="T25">&lt;entry&gt;&lt;value&gt;kde&lt;/value&gt;&lt;label&gt;Plasma&lt;/label&gt;&lt;/entry&gt;</text:span></text:p>
            <text:p><text:span text:style-name="T25"><text:s text:c="2"/></text:span><text:span text:style-name="T25">&lt;/selection&gt;</text:span></text:p>
            <text:p><text:span text:style-name="T25"><text:s text:c="2"/></text:span><text:span text:style-name="T25">&lt;dialog </text:span><text:span text:style-name="T29">config:type=</text:span><text:span text:style-name="T30">"integer"</text:span><text:span text:style-name="T25">&gt;0&lt;/dialog&gt;</text:span></text:p>
            <text:p><text:span text:style-name="T25">&lt;/ask&gt;</text:span></text:p>
          </draw:text-box>
        </draw:frame>
        <presentation:notes draw:style-name="dp2">
          <draw:page-thumbnail draw:style-name="gr1" draw:layer="layout" svg:width="0.001cm" svg:height="0.001cm" svg:x="0cm" svg:y="2.257cm" draw:page-number="38" presentation:class="page"/>
          <draw:frame presentation:style-name="pr15" draw:text-style-name="P8" draw:layer="layout" svg:width="16.799cm" svg:height="13.364cm" svg:x="2.1cm" svg:y="14.107cm" presentation:class="notes" presentation:placeholder="true">
            <draw:text-box/>
          </draw:frame>
        </presentation:notes>
      </draw:page>
      <draw:page draw:name="page39" draw:style-name="dp1" draw:master-page-name="Default_20_1_5f_" presentation:presentation-page-layout-name="AL2T1">
        <office:forms form:automatic-focus="false" form:apply-design-mode="false"/>
        <draw:frame presentation:style-name="pr14" draw:layer="layout" svg:width="25.199cm" svg:height="2.629cm" svg:x="1.4cm" svg:y="0.628cm" presentation:class="title" presentation:user-transformed="true">
          <draw:text-box>
            <text:p>Solution 8: /home Filesystem</text:p>
          </draw:text-box>
        </draw:frame>
        <draw:frame draw:style-name="gr6" draw:text-style-name="P17" draw:layer="layout" svg:width="26.168cm" svg:height="11.403cm" svg:x="0.952cm" svg:y="3.89cm">
          <draw:text-box>
            <text:p><text:span text:style-name="T25">&lt;ask&gt;</text:span></text:p>
            <text:p><text:span text:style-name="T25"><text:s text:c="2"/></text:span><text:span text:style-name="T25">&lt;title&gt;Partitioning&lt;/title&gt;</text:span></text:p>
            <text:p><text:span text:style-name="T25"><text:s text:c="2"/></text:span><text:span text:style-name="T25">&lt;question&gt;Filesystem for /home&lt;/question&gt;</text:span></text:p>
            <text:p><text:span text:style-name="T25"><text:s text:c="2"/></text:span><text:span text:style-name="T25">&lt;type&gt;symbol&lt;/type&gt;</text:span></text:p>
            <text:p><text:span text:style-name="T25"><text:s text:c="2"/></text:span><text:span text:style-name="T25">&lt;pathlist </text:span><text:span text:style-name="T29">config:type=</text:span><text:span text:style-name="T30">"list"</text:span><text:span text:style-name="T25">&gt;</text:span></text:p>
            <text:p><text:span text:style-name="T25"><text:s text:c="4"/></text:span><text:span text:style-name="T25">&lt;path&gt;partitioning,0,partitions,1,filesystem&lt;/path&gt;</text:span></text:p>
            <text:p><text:span text:style-name="T25"><text:s text:c="2"/></text:span><text:span text:style-name="T25">&lt;/pathlist&gt;</text:span></text:p>
            <text:p><text:span text:style-name="T25"><text:s text:c="2"/></text:span><text:span text:style-name="T25">&lt;selection </text:span><text:span text:style-name="T29">config:type=</text:span><text:span text:style-name="T30">"list"</text:span><text:span text:style-name="T25">&gt;</text:span></text:p>
            <text:p><text:span text:style-name="T25"><text:s text:c="4"/></text:span><text:span text:style-name="T25">&lt;entry&gt;</text:span></text:p>
            <text:p><text:span text:style-name="T25"><text:s text:c="6"/></text:span><text:span text:style-name="T25">&lt;value&gt;xfs&lt;/value&gt;&lt;label&gt;XFS&lt;/label&gt;</text:span></text:p>
            <text:p><text:span text:style-name="T25"><text:s text:c="4"/></text:span><text:span text:style-name="T25">&lt;/entry&gt;</text:span></text:p>
            <text:p><text:span text:style-name="T25"><text:s text:c="4"/></text:span><text:span text:style-name="T25">&lt;entry&gt;</text:span></text:p>
            <text:p><text:span text:style-name="T25"><text:s text:c="6"/></text:span><text:span text:style-name="T25">&lt;value&gt;ext4&lt;/value&gt;&lt;label&gt;ext4&lt;/label&gt;</text:span></text:p>
            <text:p><text:span text:style-name="T25"><text:s text:c="4"/></text:span><text:span text:style-name="T25">&lt;/entry&gt;</text:span></text:p>
            <text:p><text:span text:style-name="T25"><text:s text:c="2"/></text:span><text:span text:style-name="T25">&lt;/selection&gt;</text:span></text:p>
            <text:p><text:span text:style-name="T25"><text:s text:c="2"/></text:span><text:span text:style-name="T25">&lt;dialog </text:span><text:span text:style-name="T29">config:type=</text:span><text:span text:style-name="T30">"integer"</text:span><text:span text:style-name="T25">&gt;2&lt;/dialog&gt;</text:span></text:p>
            <text:p><text:span text:style-name="T25">&lt;/ask&gt;</text:span></text:p>
          </draw:text-box>
        </draw:frame>
        <presentation:notes draw:style-name="dp2">
          <draw:page-thumbnail draw:style-name="gr1" draw:layer="layout" svg:width="0.001cm" svg:height="0.001cm" svg:x="0cm" svg:y="2.257cm" draw:page-number="39" presentation:class="page"/>
          <draw:frame presentation:style-name="pr15" draw:text-style-name="P8" draw:layer="layout" svg:width="16.799cm" svg:height="13.364cm" svg:x="2.1cm" svg:y="14.107cm" presentation:class="notes" presentation:placeholder="true">
            <draw:text-box/>
          </draw:frame>
        </presentation:notes>
      </draw:page>
      <draw:page draw:name="page40" draw:style-name="dp1" draw:master-page-name="Default_20_2" presentation:presentation-page-layout-name="AL2T1">
        <office:forms form:automatic-focus="false" form:apply-design-mode="false"/>
        <draw:frame presentation:style-name="pr4" draw:layer="layout" svg:width="19.21cm" svg:height="4.5cm" svg:x="1.4cm" svg:y="3.72cm" presentation:class="title">
          <draw:text-box>
            <text:p>What else?</text:p>
          </draw:text-box>
        </draw:frame>
        <draw:frame presentation:style-name="pr12"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presentation:user-transformed="true">
          <draw:text-box>
            <text:p>Running Scripts</text:p>
          </draw:text-box>
        </draw:frame>
        <draw:frame presentation:style-name="pr13" draw:layer="layout" svg:width="25.199cm" svg:height="9.134cm" svg:x="1.4cm" svg:y="3.685cm" presentation:class="outline">
          <draw:text-box>
            <text:list text:style-name="L2">
              <text:list-item>
                <text:p>Able to run user scripts at different points of the installation</text:p>
              </text:list-item>
              <text:list-item>
                <text:p>They offer a way to extend AutoYaST</text:p>
              </text:list-item>
              <text:list-item>
                <text:p>Shell, Perl and Python are supported</text:p>
              </text:list-item>
              <text:list-item>
                <text:p><text:span text:style-name="T31">Scripts can be defined inline or downloaded (using </text:span><text:span text:style-name="T14">file, device, </text:span><text:span text:style-name="T14">http(s), ftp, nfs, usb, label, etc.)</text:span></text:p>
              </text:list-item>
              <text:list-item>
                <text:p>See <text:a xlink:href="https://susedoc.github.io/doc-sle/develop/opensuse-autoyast/html/configuration.html#createprofile.scripts" xlink:type="simple">Custom User Scripts</text:a></text:p>
              </text:list-item>
            </text:list>
          </draw:text-box>
        </draw:frame>
        <presentation:notes draw:style-name="dp2">
          <draw:page-thumbnail draw:style-name="gr1" draw:layer="layout" svg:width="0.001cm" svg:height="0.001cm" svg:x="0cm" svg:y="2.257cm" draw:page-number="41" presentation:class="page"/>
          <draw:frame presentation:style-name="pr9" draw:text-style-name="P4" draw:layer="layout" svg:width="16.799cm" svg:height="13.364cm" svg:x="2.1cm" svg:y="14.107cm" presentation:class="notes" presentation:placeholder="true">
            <draw:text-box/>
          </draw:frame>
        </presentation:notes>
      </draw:page>
      <draw:page draw:name="page42"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Configuring an Installed System</text:p>
          </draw:text-box>
        </draw:frame>
        <draw:frame presentation:style-name="pr13" draw:layer="layout" svg:width="25.199cm" svg:height="9.134cm" svg:x="1.4cm" svg:y="3.685cm" presentation:class="outline">
          <draw:text-box>
            <text:list text:style-name="L2">
              <text:list-item>
                <text:p>AutoYaST is able to configure an already installed system</text:p>
              </text:list-item>
              <text:list-item>
                <text:p>It runs the 2<text:span text:style-name="T13">nd</text:span> stage</text:p>
              </text:list-item>
              <text:list-item>
                <text:p>Not all sections are applied</text:p>
              </text:list-item>
              <text:list-item>
                <text:p>See <text:a xlink:href="https://susedoc.github.io/doc-sle/develop/opensuse-autoyast/single-html/#InstalledSystem" xlink:type="simple">Running AutoYaST in an Installed System</text:a></text:p>
              </text:list-item>
            </text:list>
          </draw:text-box>
        </draw:frame>
        <draw:frame draw:style-name="gr4" draw:text-style-name="P11" draw:layer="layout" svg:width="26.028cm" svg:height="1.52cm" svg:x="1.014cm" svg:y="10.474cm">
          <draw:text-box>
            <text:p text:style-name="P10"><text:span text:style-name="T15">yast ayast_setup setup filename=/path/to/autoinst.xml</text:span></text:p>
          </draw:text-box>
        </draw:frame>
        <presentation:notes draw:style-name="dp2">
          <draw:page-thumbnail draw:style-name="gr1" draw:layer="layout" svg:width="0.001cm" svg:height="0.001cm" svg:x="0cm" svg:y="2.257cm" draw:page-number="42" presentation:class="page"/>
          <draw:frame presentation:style-name="pr9" draw:text-style-name="P4" draw:layer="layout" svg:width="16.799cm" svg:height="13.364cm" svg:x="2.1cm" svg:y="14.107cm" presentation:class="notes" presentation:placeholder="true">
            <draw:text-box/>
          </draw:frame>
        </presentation:notes>
      </draw:page>
      <draw:page draw:name="page43"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Salt/Puppet Integration</text:p>
          </draw:text-box>
        </draw:frame>
        <draw:frame presentation:style-name="pr13" draw:layer="layout" svg:width="25.199cm" svg:height="9.134cm" svg:x="1.4cm" svg:y="3.685cm" presentation:class="outline" presentation:user-transformed="true">
          <draw:text-box>
            <text:list text:style-name="L2">
              <text:list-item>
                <text:p text:style-name="P15">Part of the work can be delegated to a <text:span text:style-name="T12">Configuration </text:span><text:span text:style-name="T12">Management System</text:span></text:p>
              </text:list-item>
              <text:list-item>
                <text:p text:style-name="P15">AutoYaST does the initial installation: partitioning, network configuration, software installation, etc.</text:p>
              </text:list-item>
              <text:list-item>
                <text:p>Salt/Puppet performs additional configuration: more software installation, services configuration, etc.</text:p>
              </text:list-item>
              <text:list-item>
                <text:p>See <text:a xlink:href="https://susedoc.github.io/doc-sle/develop/opensuse-autoyast/html/configuration.html#CreateProfile.ConfigurationManagement" xlink:type="simple">Configuration Management</text:a></text:p>
              </text:list-item>
            </text:list>
          </draw:text-box>
        </draw:frame>
        <presentation:notes draw:style-name="dp2">
          <draw:page-thumbnail draw:style-name="gr1" draw:layer="layout" svg:width="0.001cm" svg:height="0.001cm" svg:x="0cm" svg:y="2.257cm" draw:page-number="43" presentation:class="page"/>
          <draw:frame presentation:style-name="pr9" draw:text-style-name="P4" draw:layer="layout" svg:width="16.799cm" svg:height="13.364cm" svg:x="2.1cm" svg:y="14.107cm" presentation:class="notes" presentation:placeholder="true">
            <draw:text-box/>
          </draw:frame>
        </presentation:notes>
      </draw:page>
      <draw:page draw:name="page44"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Thanks!</text:p>
          </draw:text-box>
        </draw:frame>
        <draw:frame presentation:style-name="pr19" draw:layer="layout" svg:width="9.822cm" svg:height="4.663cm" svg:x="18.451cm" svg:y="16.048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44" presentation:class="page"/>
          <draw:frame presentation:style-name="pr20" draw:text-style-name="P8" draw:layer="layout" svg:width="16.799cm" svg:height="13.364cm" svg:x="2.1cm" svg:y="14.107cm" presentation:class="notes" presentation:placeholder="true">
            <draw:text-box/>
          </draw:frame>
        </presentation:notes>
      </draw:page>
      <draw:page draw:name="page45"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Thanks!</text:p>
          </draw:text-box>
        </draw:frame>
        <draw:frame presentation:style-name="pr8" draw:layer="layout" svg:width="25.199cm" svg:height="9.134cm" svg:x="1.4cm" svg:y="3.685cm" presentation:class="outline">
          <draw:text-box>
            <text:list text:style-name="L2">
              <text:list-item>
                <text:p>My beloved YaST team for developing and maintaining AutoYaST</text:p>
              </text:list-item>
              <text:list-item>
                <text:p>Stefan Schubert</text:p>
              </text:list-item>
              <text:list-item>
                <text:p>The openSUSE Project!</text:p>
              </text:list-item>
            </text:list>
          </draw:text-box>
        </draw:frame>
        <presentation:notes draw:style-name="dp2">
          <draw:page-thumbnail draw:style-name="gr1" draw:layer="layout" svg:width="0.001cm" svg:height="0.001cm" svg:x="0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page46" draw:style-name="dp1" draw:master-page-name="Default_20_1" presentation:presentation-page-layout-name="AL2T1">
        <office:forms form:automatic-focus="false" form:apply-design-mode="false"/>
        <draw:frame presentation:style-name="pr7" draw:layer="layout" svg:width="25.199cm" svg:height="2.629cm" svg:x="1.4cm" svg:y="0.628cm" presentation:class="title">
          <draw:text-box>
            <text:p>References</text:p>
          </draw:text-box>
        </draw:frame>
        <draw:frame presentation:style-name="pr8" draw:layer="layout" svg:width="25.199cm" svg:height="10.686cm" svg:x="1.4cm" svg:y="3.685cm" presentation:class="outline" presentation:user-transformed="true">
          <draw:text-box>
            <text:list text:style-name="L2">
              <text:list-item>
                <text:p>AutoYaST documentation for openSUSE</text:p>
                <text:p><text:a xlink:href="http://doc.opensuse.org/projects/autoyast/" xlink:type="simple">http://doc.opensuse.org/projects/autoyast/</text:a></text:p>
                <text:p/>
              </text:list-item>
            </text:list>
          </draw:text-box>
        </draw:frame>
        <presentation:notes draw:style-name="dp2">
          <draw:page-thumbnail draw:style-name="gr1" draw:layer="layout" svg:width="0.001cm" svg:height="0.001cm" svg:x="0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page47" draw:style-name="dp1" draw:master-page-name="Default_20_2" presentation:presentation-page-layout-name="AL2T1">
        <office:forms form:automatic-focus="false" form:apply-design-mode="false"/>
        <draw:frame presentation:style-name="pr18" draw:layer="layout" svg:width="19.21cm" svg:height="4.5cm" svg:x="1.4cm" svg:y="3.72cm" presentation:class="title">
          <draw:text-box>
            <text:p>Questions?</text:p>
          </draw:text-box>
        </draw:frame>
        <draw:frame presentation:style-name="pr19" draw:layer="layout" svg:width="9.822cm" svg:height="4.663cm" svg:x="18.451cm" svg:y="16.048cm" presentation:class="outline" presentation:placeholder="true">
          <draw:text-box/>
        </draw:frame>
        <presentation:notes draw:style-name="dp2">
          <draw:page-thumbnail draw:style-name="gr1" draw:layer="layout" svg:width="19.798cm" svg:height="11.136cm" svg:x="0.6cm" svg:y="2.257cm" draw:page-number="47" presentation:class="page"/>
          <draw:frame presentation:style-name="pr20" draw:text-style-name="P4" draw:layer="layout" svg:width="16.799cm" svg:height="13.364cm" svg:x="2.1cm" svg:y="14.107cm" presentation:class="notes" presentation:placeholder="true">
            <draw:text-box/>
          </draw:frame>
        </presentation:notes>
      </draw:page>
      <draw:page draw:name="page48" draw:style-name="dp1" draw:master-page-name="Default_20_3" presentation:presentation-page-layout-name="AL2T1">
        <office:forms form:automatic-focus="false" form:apply-design-mode="false"/>
        <presentation:notes draw:style-name="dp2">
          <draw:page-thumbnail draw:style-name="gr1" draw:layer="layout" svg:width="19.798cm" svg:height="11.136cm" svg:x="0.6cm" svg:y="2.257cm" draw:page-number="48" presentation:class="page"/>
          <draw:frame presentation:style-name="pr21" draw:text-style-name="P4" draw:layer="layout" svg:width="16.799cm" svg:height="13.364cm" svg:x="2.1cm" svg:y="14.107cm" presentation:class="notes" presentation:placeholder="true">
            <draw:text-box/>
          </draw:frame>
        </presentation:notes>
      </draw:page>
      <draw:page draw:name="page49" draw:style-name="dp1" draw:master-page-name="Default_20_4" presentation:presentation-page-layout-name="AL2T1">
        <office:forms form:automatic-focus="false" form:apply-design-mode="false"/>
        <presentation:notes draw:style-name="dp2">
          <draw:page-thumbnail draw:style-name="gr1" draw:layer="layout" svg:width="19.798cm" svg:height="11.136cm" svg:x="0.6cm" svg:y="2.257cm" draw:page-number="49" presentation:class="page"/>
          <draw:frame presentation:style-name="pr2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M Mono 9" svg:font-family="'LM Mono 9'" style:font-pitch="fixed"/>
    <style:font-face style:name="Droid Sans Devanagari" svg:font-family="'Droid Sans Devanagari'" style:font-pitch="variable"/>
    <style:font-face style:name="Open Sans Condensed" svg:font-family="'Open Sans Condensed'" style:font-pitch="variable"/>
    <style:font-face style:name="Source Sans Pro3" svg:font-family="'Source Sans Pro'" style:font-pitch="variable"/>
    <style:font-face style:name="Source Sans Pro2" svg:font-family="'Source Sans Pro'" style:font-adornments="Regular" style:font-pitch="variable"/>
    <style:font-face style:name="Source Sans Pro Semibold" svg:font-family="'Source Sans Pro Semibold'" style:font-pitch="variable"/>
    <style:font-face style:name="Source Sans Pro Semibold1" svg:font-family="'Source Sans Pro Semibold'" style:font-adornments="Semibold" style:font-pitch="variable"/>
    <style:font-face style:name="0" svg:font-family="0"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Open Sans Semibold" svg:font-family="'Open Sans Semibold'" style:font-adornments="Semibold" style:font-family-generic="swiss" style:font-pitch="variable"/>
    <style:font-face style:name="Source Sans Pro" svg:font-family="'Source Sans Pro'" style:font-family-generic="swiss" style:font-pitch="variable"/>
    <style:font-face style:name="Source Sans Pro1" svg:font-family="'Source Sans Pro'" style:font-adornments="Regular" style:font-family-generic="swiss" style:font-pitch="variable"/>
    <style:font-face style:name="Source Sans Pro Semibold2" svg:font-family="'Source Sans Pro Semibold'" style:font-family-generic="swiss" style:font-pitch="variable"/>
    <style:font-face style:name="Source Sans Pro Semibold3" svg:font-family="'Source Sans Pro Semibold'" style:font-adornments="Semibold" style:font-family-generic="swiss" style:font-pitch="variable"/>
    <style:font-face style:name="DejaVu Sans1" svg:font-family="'DejaVu Sans'" style:font-family-generic="system" style:font-pitch="variable"/>
    <style:font-face style:name="Droid Sans Devanagari2"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style:font-face style:name="Roboto1" svg:font-family="Roboto"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1" style:font-size-asian="24pt" style:language-asian="zh" style:country-asian="CN" style:font-name-complex="Roboto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ource_20_code" style:display-name="Source code" style:family="graphic" style:parent-style-name="standard">
      <style:graphic-properties draw:stroke="none" draw:stroke-dash="Dashed_20__28_var_29__20_4" svg:stroke-color="#3465a4" draw:fill="none" draw:fill-color="#ffffff" draw:fill-gradient-name="Gradient_20_2" draw:fill-hatch-name="Hatching_20_1" draw:fill-image-name="Bitmap_20_1" fo:min-height="11.604cm" draw:shadow-offset-x="0.203cm" draw:shadow-offset-y="0.203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te" style:family="graphic" style:parent-style-name="standard">
      <style:graphic-properties draw:stroke="none" svg:stroke-color="#000000" draw:fill="none" draw:fill-color="#ffffff" draw:auto-grow-height="true" draw:auto-grow-width="false" fo:max-height="0cm" fo:min-height="1.407cm"/>
      <style:paragraph-properties fo:text-align="center"/>
      <style:text-properties style:font-name="Source Sans Pro" fo:font-family="'Source Sans Pro'" style:font-family-generic="swiss" style:font-pitch="variable" fo:font-size="18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ource_20_code_5f_1" style:display-name="Source code_1" style:family="graphic" style:parent-style-name="Default_5f_1">
      <style:graphic-properties draw:stroke="none" draw:stroke-dash="Dashed_20__28_var_29__20_4" draw:fill="none" draw:fill-color="#ffffff" draw:fill-gradient-name="Gradient_20_2" draw:fill-hatch-name="Hatching_20_1" draw:fill-image-name="Bitmap_20_1" fo:min-height="11.604cm"/>
      <style:paragraph-properties style:text-autospace="none"/>
      <style:text-properties style:font-name="Source Sans Pro1" fo:font-family="'Source Sans Pro'" style:font-style-name="Regular" style:font-family-generic="swiss" style:font-pitch="variable" fo:font-size="16pt" style:font-name-asian="DejaVu Sans" style:font-family-asian="'DejaVu Sans'" style:font-family-generic-asian="roman" style:font-pitch-asian="variable" style:font-name-complex="Roboto" style:font-family-complex="Roboto" style:font-family-generic-complex="roman" style:font-pitch-complex="variable"/>
    </style:style>
    <style:style style:name="Normal" style:family="graphic">
      <style:paragraph-properties style:text-autospace="none"/>
      <style:text-properties style:use-window-font-color="true" fo:language="en" fo:country="US" style:letter-kerning="true" style:font-name-asian="Droid Sans Devanagari" style:font-family-asian="'Droid Sans Devanagari'" style:font-pitch-asian="variable" style:font-size-asian="12pt" style:language-asian="hi" style:country-asian="IN"/>
    </style:style>
    <style:style style:name="Index" style:family="graphic">
      <style:paragraph-properties style:text-autospace="none"/>
      <style:text-properties style:font-name-asian="Droid Sans Devanagari1" style:font-family-asian="'Droid Sans Devanagari'" style:font-family-generic-asian="swiss"/>
    </style:style>
    <style:style style:name="Caption" style:family="graphic">
      <style:paragraph-properties fo:margin-top="0.374cm" fo:margin-bottom="0.374cm" style:text-autospace="none"/>
      <style:text-properties fo:font-style="italic" style:font-name-asian="Droid Sans Devanagari1" style:font-family-asian="'Droid Sans Devanagari'" style:font-family-generic-asian="swiss" style:font-size-asian="12pt" style:font-style-asian="italic" style:font-style-complex="italic"/>
    </style:style>
    <style:style style:name="List" style:family="graphic">
      <style:paragraph-properties fo:margin-top="0cm" fo:margin-bottom="0.436cm" fo:line-height="115%" style:text-autospace="none"/>
      <style:text-properties style:font-name-asian="Droid Sans Devanagari1" style:font-family-asian="'Droid Sans Devanagari'" style:font-family-generic-asian="swiss"/>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align="end" fo:text-indent="0cm"/>
      <style:text-properties fo:font-variant="normal" fo:text-transform="none" fo:color="#ffffff" style:text-outline="false" style:text-line-through-style="none" style:text-line-through-type="none" style:font-name="Source Sans Pro Semibold"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2"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4cm" fo:margin-bottom="0cm" fo:text-align="end" fo:text-indent="0cm"/>
      <style:text-properties fo:color="#ffffff" style:font-name="Source Sans Pro Semibold"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9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4cm" fo:margin-bottom="0cm" fo:text-align="end" fo:text-indent="0cm"/>
      <style:text-properties fo:color="#ffffff" style:font-name="Source Sans Pro Semibold"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4cm" fo:margin-bottom="0cm"/>
      <style:text-properties fo:font-size="28pt" style:font-size-asian="28pt" style:font-size-complex="28pt"/>
    </style:style>
    <style:style style:name="Default_20_2-outline3" style:display-name="Default 2-outline3" style:family="presentation" style:parent-style-name="Default_20_2-outline2">
      <style:paragraph-properties fo:margin-top="0.3cm" fo:margin-bottom="0cm"/>
      <style:text-properties fo:font-size="24pt" style:font-size-asian="24pt" style:font-size-complex="24pt"/>
    </style:style>
    <style:style style:name="Default_20_2-outline4" style:display-name="Default 2-outline4" style:family="presentation" style:parent-style-name="Default_20_2-outline3">
      <style:paragraph-properties fo:margin-top="0.2cm" fo:margin-bottom="0cm"/>
      <style:text-properties fo:font-size="20pt" style:font-size-asian="20pt" style:font-size-complex="20pt"/>
    </style:style>
    <style:style style:name="Default_20_2-outline5" style:display-name="Default 2-outline5" style:family="presentation" style:parent-style-name="Default_20_2-outline4">
      <style:paragraph-properties fo:margin-top="0.1cm" fo:margin-bottom="0cm"/>
      <style:text-properties fo:font-size="20pt" style:font-size-asian="20pt" style:font-size-complex="20pt"/>
    </style:style>
    <style:style style:name="Default_20_2-outline6" style:display-name="Default 2-outline6" style:family="presentation" style:parent-style-name="Default_20_2-outline5">
      <style:paragraph-properties fo:margin-top="0.1cm" fo:margin-bottom="0cm"/>
      <style:text-properties fo:font-size="20pt" style:font-size-asian="20pt" style:font-size-complex="20pt"/>
    </style:style>
    <style:style style:name="Default_20_2-outline7" style:display-name="Default 2-outline7" style:family="presentation" style:parent-style-name="Default_20_2-outline6">
      <style:paragraph-properties fo:margin-top="0.1cm" fo:margin-bottom="0cm"/>
      <style:text-properties fo:font-size="20pt" style:font-size-asian="20pt" style:font-size-complex="20pt"/>
    </style:style>
    <style:style style:name="Default_20_2-outline8" style:display-name="Default 2-outline8" style:family="presentation" style:parent-style-name="Default_20_2-outline7">
      <style:paragraph-properties fo:margin-top="0.1cm" fo:margin-bottom="0cm"/>
      <style:text-properties fo:font-size="20pt" style:font-size-asian="20pt" style:font-size-complex="20pt"/>
    </style:style>
    <style:style style:name="Default_20_2-outline9" style:display-name="Default 2-outline9" style:family="presentation" style:parent-style-name="Default_20_2-outline8">
      <style:paragraph-properties fo:margin-top="0.1cm" fo:margin-bottom="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2"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4pt" style:font-size-asian="24pt" style:font-size-complex="24pt"/>
    </style:style>
    <style:style style:name="Default_20_1-outline3" style:display-name="Default 1-outline3" style:family="presentation" style:parent-style-name="Default_20_1-outline2">
      <style:paragraph-properties fo:margin-top="0.3cm" fo:margin-bottom="0cm"/>
      <style:text-properties fo:font-size="22pt" style:font-size-asian="22pt" style:font-size-complex="22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5-background" style:display-name="Default 5-background" style:family="presentation">
      <style:graphic-properties draw:stroke="none" draw:fill="none"/>
      <style:text-properties style:letter-kerning="true"/>
    </style:style>
    <style:style style:name="Default_20_5-backgroundobjects" style:display-name="Default 5-backgroundobjects" style:family="presentation">
      <style:graphic-properties draw:textarea-horizontal-align="justify" draw:shadow="hidden" draw:shadow-offset-x="0.2cm" draw:shadow-offset-y="0.2cm" draw:shadow-color="#808080"/>
      <style:text-properties style:letter-kerning="true"/>
    </style:style>
    <style:style style:name="Default_20_5-notes" style:display-name="Default 5-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5-outline1" style:display-name="Default 5-outline1" style:family="presentation">
      <style:graphic-properties draw:stroke="none" draw:fill="none" draw:auto-grow-height="false" draw:fit-to-size="shrink-to-fit" style:shrink-to-fit="true">
        <text:list-style style:name="Default_20_5-outline1" style:display-name="Default 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outline2" style:display-name="Default 5-outline2" style:family="presentation" style:parent-style-name="Default_20_5-outline1">
      <style:paragraph-properties fo:margin-top="0.4cm" fo:margin-bottom="0cm"/>
      <style:text-properties style:font-size-asian="28pt" style:font-size-complex="28pt"/>
    </style:style>
    <style:style style:name="Default_20_5-outline3" style:display-name="Default 5-outline3" style:family="presentation" style:parent-style-name="Default_20_5-outline2">
      <style:paragraph-properties fo:margin-top="0.3cm" fo:margin-bottom="0cm"/>
      <style:text-properties style:font-size-asian="24pt" style:font-size-complex="24pt"/>
    </style:style>
    <style:style style:name="Default_20_5-outline4" style:display-name="Default 5-outline4" style:family="presentation" style:parent-style-name="Default_20_5-outline3">
      <style:paragraph-properties fo:margin-top="0.2cm" fo:margin-bottom="0cm"/>
      <style:text-properties style:font-size-asian="20pt" style:font-size-complex="20pt"/>
    </style:style>
    <style:style style:name="Default_20_5-outline5" style:display-name="Default 5-outline5" style:family="presentation" style:parent-style-name="Default_20_5-outline4">
      <style:paragraph-properties fo:margin-top="0.1cm" fo:margin-bottom="0cm"/>
      <style:text-properties style:font-size-asian="20pt" style:font-size-complex="20pt"/>
    </style:style>
    <style:style style:name="Default_20_5-outline6" style:display-name="Default 5-outline6" style:family="presentation" style:parent-style-name="Default_20_5-outline5">
      <style:paragraph-properties fo:margin-top="0.1cm" fo:margin-bottom="0cm"/>
      <style:text-properties style:font-size-asian="20pt" style:font-size-complex="20pt"/>
    </style:style>
    <style:style style:name="Default_20_5-outline7" style:display-name="Default 5-outline7" style:family="presentation" style:parent-style-name="Default_20_5-outline6">
      <style:paragraph-properties fo:margin-top="0.1cm" fo:margin-bottom="0cm"/>
      <style:text-properties style:font-size-asian="20pt" style:font-size-complex="20pt"/>
    </style:style>
    <style:style style:name="Default_20_5-outline8" style:display-name="Default 5-outline8" style:family="presentation" style:parent-style-name="Default_20_5-outline7">
      <style:paragraph-properties fo:margin-top="0.1cm" fo:margin-bottom="0cm"/>
      <style:text-properties style:font-size-asian="20pt" style:font-size-complex="20pt"/>
    </style:style>
    <style:style style:name="Default_20_5-outline9" style:display-name="Default 5-outline9" style:family="presentation" style:parent-style-name="Default_20_5-outline8">
      <style:paragraph-properties fo:margin-top="0.1cm" fo:margin-bottom="0cm"/>
      <style:text-properties style:font-size-asian="20pt" style:font-size-complex="20pt"/>
    </style:style>
    <style:style style:name="Default_20_5-subtitle" style:display-name="Default 5-subtitle" style:family="presentation">
      <style:graphic-properties draw:stroke="none" draw:fill="none" draw:textarea-vertical-align="middle">
        <text:list-style style:name="Default_20_5-subtitle" style:display-name="Default 5-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5-title" style:display-name="Default 5-title" style:family="presentation">
      <style:graphic-properties draw:stroke="none" draw:fill="none" draw:textarea-vertical-align="middle">
        <text:list-style style:name="Default_20_5-title" style:display-name="Default 5-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4cm" fo:margin-bottom="0cm"/>
      <style:text-properties fo:font-size="28pt" style:font-size-asian="28pt" style:font-size-complex="28pt"/>
    </style:style>
    <style:style style:name="Default_20_3-outline3" style:display-name="Default 3-outline3" style:family="presentation" style:parent-style-name="Default_20_3-outline2">
      <style:paragraph-properties fo:margin-top="0.3cm" fo:margin-bottom="0cm"/>
      <style:text-properties fo:font-size="24pt" style:font-size-asian="24pt" style:font-size-complex="24pt"/>
    </style:style>
    <style:style style:name="Default_20_3-outline4" style:display-name="Default 3-outline4" style:family="presentation" style:parent-style-name="Default_20_3-outline3">
      <style:paragraph-properties fo:margin-top="0.2cm" fo:margin-bottom="0cm"/>
      <style:text-properties fo:font-size="20pt" style:font-size-asian="20pt" style:font-size-complex="20pt"/>
    </style:style>
    <style:style style:name="Default_20_3-outline5" style:display-name="Default 3-outline5" style:family="presentation" style:parent-style-name="Default_20_3-outline4">
      <style:paragraph-properties fo:margin-top="0.1cm" fo:margin-bottom="0cm"/>
      <style:text-properties fo:font-size="20pt" style:font-size-asian="20pt" style:font-size-complex="20pt"/>
    </style:style>
    <style:style style:name="Default_20_3-outline6" style:display-name="Default 3-outline6" style:family="presentation" style:parent-style-name="Default_20_3-outline5">
      <style:paragraph-properties fo:margin-top="0.1cm" fo:margin-bottom="0cm"/>
      <style:text-properties fo:font-size="20pt" style:font-size-asian="20pt" style:font-size-complex="20pt"/>
    </style:style>
    <style:style style:name="Default_20_3-outline7" style:display-name="Default 3-outline7" style:family="presentation" style:parent-style-name="Default_20_3-outline6">
      <style:paragraph-properties fo:margin-top="0.1cm" fo:margin-bottom="0cm"/>
      <style:text-properties fo:font-size="20pt" style:font-size-asian="20pt" style:font-size-complex="20pt"/>
    </style:style>
    <style:style style:name="Default_20_3-outline8" style:display-name="Default 3-outline8" style:family="presentation" style:parent-style-name="Default_20_3-outline7">
      <style:paragraph-properties fo:margin-top="0.1cm" fo:margin-bottom="0cm"/>
      <style:text-properties fo:font-size="20pt" style:font-size-asian="20pt" style:font-size-complex="20pt"/>
    </style:style>
    <style:style style:name="Default_20_3-outline9" style:display-name="Default 3-outline9" style:family="presentation" style:parent-style-name="Default_20_3-outline8">
      <style:paragraph-properties fo:margin-top="0.1cm" fo:margin-bottom="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top="0.4cm" fo:margin-bottom="0cm"/>
      <style:text-properties fo:font-size="28pt" style:font-size-asian="28pt" style:font-size-complex="28pt"/>
    </style:style>
    <style:style style:name="Default_20_4-outline3" style:display-name="Default 4-outline3" style:family="presentation" style:parent-style-name="Default_20_4-outline2">
      <style:paragraph-properties fo:margin-top="0.3cm" fo:margin-bottom="0cm"/>
      <style:text-properties fo:font-size="24pt" style:font-size-asian="24pt" style:font-size-complex="24pt"/>
    </style:style>
    <style:style style:name="Default_20_4-outline4" style:display-name="Default 4-outline4" style:family="presentation" style:parent-style-name="Default_20_4-outline3">
      <style:paragraph-properties fo:margin-top="0.2cm" fo:margin-bottom="0cm"/>
      <style:text-properties fo:font-size="20pt" style:font-size-asian="20pt" style:font-size-complex="20pt"/>
    </style:style>
    <style:style style:name="Default_20_4-outline5" style:display-name="Default 4-outline5" style:family="presentation" style:parent-style-name="Default_20_4-outline4">
      <style:paragraph-properties fo:margin-top="0.1cm" fo:margin-bottom="0cm"/>
      <style:text-properties fo:font-size="20pt" style:font-size-asian="20pt" style:font-size-complex="20pt"/>
    </style:style>
    <style:style style:name="Default_20_4-outline6" style:display-name="Default 4-outline6" style:family="presentation" style:parent-style-name="Default_20_4-outline5">
      <style:paragraph-properties fo:margin-top="0.1cm" fo:margin-bottom="0cm"/>
      <style:text-properties fo:font-size="20pt" style:font-size-asian="20pt" style:font-size-complex="20pt"/>
    </style:style>
    <style:style style:name="Default_20_4-outline7" style:display-name="Default 4-outline7" style:family="presentation" style:parent-style-name="Default_20_4-outline6">
      <style:paragraph-properties fo:margin-top="0.1cm" fo:margin-bottom="0cm"/>
      <style:text-properties fo:font-size="20pt" style:font-size-asian="20pt" style:font-size-complex="20pt"/>
    </style:style>
    <style:style style:name="Default_20_4-outline8" style:display-name="Default 4-outline8" style:family="presentation" style:parent-style-name="Default_20_4-outline7">
      <style:paragraph-properties fo:margin-top="0.1cm" fo:margin-bottom="0cm"/>
      <style:text-properties fo:font-size="20pt" style:font-size-asian="20pt" style:font-size-complex="20pt"/>
    </style:style>
    <style:style style:name="Default_20_4-outline9" style:display-name="Default 4-outline9" style:family="presentation" style:parent-style-name="Default_20_4-outline8">
      <style:paragraph-properties fo:margin-top="0.1cm" fo:margin-bottom="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svg:stroke-color="#3465a4"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2"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6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top="0.4cm" fo:margin-bottom="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top="0.3cm" fo:margin-bottom="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top="0.2cm" fo:margin-bottom="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top="0.1cm" fo:margin-bottom="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top="0.1cm" fo:margin-bottom="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top="0.1cm" fo:margin-bottom="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top="0.1cm" fo:margin-bottom="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top="0.1cm" fo:margin-bottom="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2"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1"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2"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Object_20_with_20_no_20_fill_20_and_20_no_20_line">
      <style:graphic-properties draw:stroke="none" draw:stroke-linejoin="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color="#000000" draw:fill="none" draw:fill-color="#ffffff" draw:auto-grow-height="true" draw:auto-grow-width="false" fo:max-height="0cm" fo:min-height="1.739cm"/>
    </style:style>
    <style:style style:name="Mgr7" style:family="graphic" style:parent-style-name="standard">
      <style:graphic-properties draw:stroke="none" svg:stroke-color="#000000" draw:fill="none" draw:fill-color="#ffffff" draw:auto-grow-height="true" draw:auto-grow-width="false" fo:max-height="0cm" fo:min-height="9.452cm"/>
    </style:style>
    <style:style style:name="Mgr8" style:family="graphic" style:parent-style-name="standard">
      <style:graphic-properties draw:stroke="none" svg:stroke-color="#000000" draw:fill="none" draw:fill-color="#ffffff" draw:auto-grow-height="true" draw:auto-grow-width="false" fo:max-height="0cm" fo:min-height="5.168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5-backgroundobjects">
      <style:graphic-properties draw:stroke="none" draw:fill="none" draw:fill-color="#ffffff" draw:auto-grow-height="false" fo:min-height="1.086cm"/>
    </style:style>
    <style:style style:name="Mpr14" style:family="presentation" style:parent-style-name="Default_20_5-backgroundobjects">
      <style:graphic-properties draw:stroke="none" draw:fill="none" draw:fill-color="#ffffff" draw:auto-grow-height="false" fo:min-height="1.485cm"/>
    </style:style>
    <style:style style:name="Mpr15" style:family="presentation" style:parent-style-name="Default_20_5-backgroundobjects">
      <style:graphic-properties draw:stroke="none" draw:fill="none" draw:fill-color="#ffffff" draw:textarea-vertical-align="bottom" draw:auto-grow-height="false" fo:min-height="1.485cm"/>
    </style:style>
    <style:style style:name="Mpr16" style:family="presentation" style:parent-style-name="Default_20_3-backgroundobjects">
      <style:graphic-properties draw:stroke="none" draw:fill="none" draw:fill-color="#ffffff" draw:auto-grow-height="false" fo:min-height="1.086cm"/>
    </style:style>
    <style:style style:name="Mpr17" style:family="presentation" style:parent-style-name="Default_20_3-backgroundobjects">
      <style:graphic-properties draw:stroke="none" draw:fill="none" draw:fill-color="#ffffff" draw:auto-grow-height="false" fo:min-height="1.485cm"/>
    </style:style>
    <style:style style:name="Mpr18" style:family="presentation" style:parent-style-name="Default_20_3-backgroundobjects">
      <style:graphic-properties draw:stroke="none" draw:fill="none" draw:fill-color="#ffffff" draw:textarea-vertical-align="bottom" draw:auto-grow-height="false" fo:min-height="1.485cm"/>
    </style:style>
    <style:style style:name="Mpr19" style:family="presentation" style:parent-style-name="Default_20_4-backgroundobjects">
      <style:graphic-properties draw:stroke="none" draw:fill="none" draw:fill-color="#ffffff" draw:auto-grow-height="false" fo:min-height="1.086cm"/>
    </style:style>
    <style:style style:name="Mpr20" style:family="presentation" style:parent-style-name="Default_20_4-backgroundobjects">
      <style:graphic-properties draw:stroke="none" draw:fill="none" draw:fill-color="#ffffff" draw:auto-grow-height="false" fo:min-height="1.485cm"/>
    </style:style>
    <style:style style:name="Mpr21" style:family="presentation" style:parent-style-name="Default_20_4-backgroundobjects">
      <style:graphic-properties draw:stroke="none" draw:fill="none" draw:fill-color="#ffffff" draw:textarea-vertical-align="bottom" draw:auto-grow-height="false" fo:min-height="1.485cm"/>
    </style:style>
    <style:style style:name="Mpr22" style:family="presentation" style:parent-style-name="Default_20_1_5f_-outline1">
      <style:graphic-properties fo:min-height="9.135cm"/>
    </style:style>
    <style:style style:name="Mpr23" style:family="presentation" style:parent-style-name="Default_20_1_5f_-backgroundobjects">
      <style:graphic-properties draw:stroke="none" draw:fill="none" draw:fill-color="#ffffff" draw:auto-grow-height="false" fo:min-height="1.086cm"/>
    </style:style>
    <style:style style:name="Mpr24" style:family="presentation" style:parent-style-name="Default_20_1_5f_-backgroundobjects">
      <style:graphic-properties draw:stroke="none" draw:fill="none" draw:fill-color="#ffffff" draw:auto-grow-height="false" fo:min-height="1.485cm"/>
    </style:style>
    <style:style style:name="Mpr25" style:family="presentation" style:parent-style-name="Default_20_1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2" fo:font-size="36pt" style:font-size-asian="36pt" style:font-size-complex="36pt"/>
    </style:style>
    <style:style style:name="MP10" style:family="paragraph">
      <loext:graphic-properties draw:fill="none" draw:fill-color="#ffffff"/>
      <style:text-properties fo:color="#ffffff" style:font-name="Open Sans Semibold"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2" fo:font-size="36pt" style:font-size-asian="36pt" style:font-size-complex="36pt"/>
    </style:style>
    <style:style style:name="MT4" style:family="text">
      <style:text-properties fo:color="#73ba25" style:font-name="Source Sans Pro Semibold2" fo:font-size="36pt" style:font-size-asian="36pt" style:font-size-complex="36pt"/>
    </style:style>
    <style:style style:name="MT5" style:family="text">
      <style:text-properties fo:color="#ffffff" style:font-name="Source Sans Pro Semibold3" fo:font-size="16pt" style:font-size-asian="16pt" style:font-size-complex="16pt"/>
    </style:style>
    <style:style style:name="MT6" style:family="text">
      <style:text-properties fo:color="#ffffff" style:font-name="Source Sans Pro" fo:font-size="11pt" style:font-size-asian="11pt" style:font-size-complex="11pt"/>
    </style:style>
    <style:style style:name="MT7" style:family="text">
      <style:text-properties fo:color="#173f4f" style:font-name="Source Sans Pro" fo:font-size="11pt" style:font-size-asian="11pt" style:font-size-complex="11pt"/>
    </style:style>
    <style:style style:name="MT8" style:family="text">
      <style:text-properties fo:color="#ffffff" style:font-name="Source Sans Pro Semibold" fo:font-size="16pt" style:font-size-asian="16pt" style:font-size-complex="16pt"/>
    </style:style>
    <style:style style:name="MT9" style:family="text">
      <style:text-properties fo:color="#ffffff" style:font-name="Source Sans Pro Semibold2" fo:font-size="11pt" style:font-size-asian="11pt" style:font-size-complex="11pt"/>
    </style:style>
    <style:style style:name="MT10" style:family="text">
      <style:text-properties fo:color="#ffffff" style:font-name="Source Sans Pro Semibold3"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Default-title" draw:layer="backgroundobjects" svg:width="19.211cm" svg:height="4.498cm" svg:x="1.4cm" svg:y="3.717cm" presentation:class="title" presentation:placeholder="true">
        <draw:text-box/>
      </draw:frame>
      <draw:frame presentation:style-name="Mpr1" draw:layer="backgroundobjects" svg:width="7.22cm" svg:height="4.51cm" svg:x="19.94cm" svg:y="11.6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3cm" svg:height="1.086cm" svg:x="10.634cm" svg:y="17.154cm" presentation:class="date-time">
        <draw:text-box>
          <text:p text:style-name="MP1"><text:span text:style-name="MT1"><presentation:date-time/></text:span></text:p>
        </draw:text-box>
      </draw:frame>
      <draw:frame presentation:style-name="Mpr2" draw:text-style-name="MP7" draw:layer="backgroundobjects" svg:width="8.875cm" svg:height="1.086cm" svg:x="9.576cm" svg:y="16.068cm" presentation:class="footer">
        <draw:text-box>
          <text:p text:style-name="MP6"><text:span text:style-name="MT1"><presentation:footer/></text:span></text:p>
        </draw:text-box>
      </draw:frame>
      <draw:frame presentation:style-name="Mpr2" draw:text-style-name="MP4" draw:layer="backgroundobjects" svg:width="6.523cm" svg:height="1.086cm" svg:x="10.634cm" svg:y="18.24cm" presentation:class="page-number">
        <draw:text-box>
          <text:p text:style-name="MP3"><text:span text:style-name="MT1"><text:page-number>&lt;number&gt;</text:page-number></text:span></text:p>
        </draw:text-box>
      </draw:frame>
      <draw:frame draw:style-name="Mgr3" draw:text-style-name="MP5" draw:layer="backgroundobjects" svg:width="4.16cm" svg:height="2.59cm" svg:x="1.4cm" svg:y="1.127cm">
        <draw:image xlink:href="Pictures/1000020100000140000000C843525F902B872B8B.png" xlink:type="simple" xlink:show="embed" xlink:actuate="onLoad">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office:forms form:automatic-focus="false" form:apply-design-mode="false"/>
      <draw:frame draw:style-name="Mgr3" draw:text-style-name="MP5" draw:layer="backgroundobjects" svg:width="30.9cm" svg:height="23.18cm" svg:x="-0.45cm" svg:y="-3.915cm">
        <draw:image xlink:href="Pictures/100002010000040000000300DA5B636A21E522A0.png" xlink:type="simple" xlink:show="embed" xlink:actuate="onLoad">
          <text:p/>
        </draw:image>
      </draw:frame>
      <draw:frame presentation:style-name="Mpr5" draw:layer="backgroundobjects" svg:width="19.21cm" svg:height="4.5cm" svg:x="1.4cm" svg:y="3.72cm" presentation:class="title">
        <draw:text-box>
          <text:p>Click to edit the title text format</text:p>
        </draw:text-box>
      </draw:frame>
      <draw:frame presentation:style-name="Default_20_2-outline1" draw:layer="backgroundobjects" svg:width="9.822cm" svg:height="4.663cm" svg:x="18.451cm" svg:y="16.048cm" presentation:class="outline" presentation:placeholder="true">
        <draw:text-box/>
      </draw:frame>
      <draw:frame presentation:style-name="Mpr6" draw:text-style-name="MP2" draw:layer="backgroundobjects" svg:width="6.523cm" svg:height="1.085cm" svg:x="10.458cm" svg:y="17.133cm" presentation:class="date-time">
        <draw:text-box>
          <text:p text:style-name="MP1"><text:span text:style-name="MT1"><presentation:date-time/></text:span></text:p>
        </draw:text-box>
      </draw:frame>
      <draw:frame presentation:style-name="Mpr6" draw:text-style-name="MP7" draw:layer="backgroundobjects" svg:width="8.875cm" svg:height="1.085cm" svg:x="9.576cm" svg:y="16.048cm" presentation:class="footer">
        <draw:text-box>
          <text:p text:style-name="MP6"><text:span text:style-name="MT1"><presentation:footer/></text:span></text:p>
        </draw:text-box>
      </draw:frame>
      <draw:frame presentation:style-name="Mpr6" draw:text-style-name="MP4" draw:layer="backgroundobjects" svg:width="6.523cm" svg:height="1.085cm" svg:x="10.458cm" svg:y="18.21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office:forms form:automatic-focus="false" form:apply-design-mode="false"/>
      <draw:frame presentation:style-name="Default_20_1-title" draw:layer="backgroundobjects" svg:width="25.199cm" svg:height="2.629cm" svg:x="1.4cm" svg:y="0.628cm" presentation:class="title" presentation:placeholder="true">
        <draw:text-box/>
      </draw:frame>
      <draw:frame presentation:style-name="Mpr9"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5" style:display-name="Default 5" style:page-layout-name="PM1" draw:style-name="Mdp1">
      <draw:frame presentation:style-name="Default_20_5-title" draw:layer="backgroundobjects" svg:width="25.199cm" svg:height="2.629cm" svg:x="1.4cm" svg:y="0.628cm" presentation:class="title" presentation:placeholder="true">
        <draw:text-box/>
      </draw:frame>
      <draw:frame presentation:style-name="Default_20_5-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7" draw:layer="backgroundobjects" svg:width="8.875cm" svg:height="1.085cm" svg:x="9.576cm" svg:y="14.348cm" presentation:class="footer">
        <draw:text-box>
          <text:p text:style-name="MP6"><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_20_5-title" draw:layer="backgroundobjects" svg:width="19.798cm" svg:height="11.136cm" svg:x="0.6cm" svg:y="2.257cm" presentation:class="page"/>
        <draw:frame presentation:style-name="Default_20_5-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9cm" svg:height="2.629cm" svg:x="1.151cm" svg:y="-3.356cm" presentation:class="title" presentation:placeholder="true">
        <draw:text-box/>
      </draw:frame>
      <draw:frame presentation:style-name="Default_20_3-outline1" draw:layer="backgroundobjects" svg:width="14.366cm" svg:height="7.714cm" svg:x="29.852cm" svg:y="3.331cm" presentation:class="outline" presentation:placeholder="true">
        <draw:text-box/>
      </draw:frame>
      <draw:frame presentation:style-name="Mpr16" draw:text-style-name="MP7" draw:layer="backgroundobjects" svg:width="8.875cm" svg:height="1.085cm" svg:x="9.545cm" svg:y="17.305cm" presentation:class="footer">
        <draw:text-box>
          <text:p text:style-name="MP6"><text:span text:style-name="MT1"><presentation:footer/></text:span></text:p>
        </draw:text-box>
      </draw:frame>
      <draw:frame presentation:style-name="Mpr16" draw:text-style-name="MP4" draw:layer="backgroundobjects" svg:width="6.523cm" svg:height="1.085cm" svg:x="9.679cm" svg:y="18.613cm" presentation:class="page-number">
        <draw:text-box>
          <text:p text:style-name="MP3"><text:span text:style-name="MT1"><text:page-number>&lt;number&gt;</text:page-number></text:span></text:p>
        </draw:text-box>
      </draw:frame>
      <draw:g>
        <draw:g>
          <draw:frame draw:style-name="Mgr4" draw:text-style-name="MP5" draw:layer="backgroundobjects" svg:width="14.01cm" svg:height="1.7cm" svg:x="-0.02cm" svg:y="14.75cm">
            <draw:image xlink:href="">
              <text:p/>
            </draw:image>
          </draw:frame>
          <draw:frame draw:style-name="Mgr4" draw:text-style-name="MP5" draw:layer="backgroundobjects" svg:width="14.01cm" svg:height="1.7cm" svg:x="13.79cm" svg:y="14.75cm">
            <draw:image xlink:href="">
              <text:p/>
            </draw:image>
          </draw:frame>
        </draw:g>
        <draw:frame draw:style-name="Mgr4" draw:text-style-name="MP5" draw:layer="backgroundobjects" svg:width="14.01cm" svg:height="1.7cm" svg:x="27.607cm" svg:y="14.75cm">
          <draw:image xlink:href="">
            <text:p/>
          </draw:image>
        </draw:frame>
      </draw:g>
      <draw:frame draw:style-name="Mgr5" draw:text-style-name="MP5" draw:layer="backgroundobjects" svg:width="9.15cm" svg:height="12.05cm" svg:x="9.425cm" svg:y="0.258cm">
        <draw:image xlink:href="Pictures/10000201000002B30000038C76956B9FE5A277C6.png" xlink:type="simple" xlink:show="embed" xlink:actuate="onLoad">
          <text:p/>
        </draw:image>
      </draw:frame>
      <draw:frame draw:style-name="Mgr6" draw:text-style-name="MP9" draw:layer="backgroundobjects" svg:width="18.909cm" svg:height="1.989cm" svg:x="4.546cm" svg:y="12.65cm">
        <draw:text-box>
          <text:p text:style-name="MP8"><text:span text:style-name="MT3">Join Us at </text:span><text:span text:style-name="MT4">www.opensuse.org</text:span></text:p>
        </draw:text-box>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9cm" svg:height="23.18cm" svg:x="-0.45cm" svg:y="-3.915cm">
        <draw:image xlink:href="">
          <text:p/>
        </draw:image>
      </draw:frame>
      <draw:frame presentation:style-name="Default_20_4-title" draw:layer="backgroundobjects" svg:width="25.199cm" svg:height="2.629cm" svg:x="1.726cm" svg:y="-3.915cm" presentation:class="title" presentation:placeholder="true">
        <draw:text-box/>
      </draw:frame>
      <draw:frame presentation:style-name="Default_20_4-outline1" draw:layer="backgroundobjects" svg:width="18.702cm" svg:height="8.056cm" svg:x="29.919cm" svg:y="4.234cm" presentation:class="outline" presentation:placeholder="true">
        <draw:text-box/>
      </draw:frame>
      <draw:frame presentation:style-name="Mpr19" draw:text-style-name="MP2" draw:layer="backgroundobjects" svg:width="6.523cm" svg:height="1.085cm" svg:x="2.89cm" svg:y="17.645cm" presentation:class="date-time">
        <draw:text-box>
          <text:p text:style-name="MP1"><text:span text:style-name="MT1"><presentation:date-time/></text:span></text:p>
        </draw:text-box>
      </draw:frame>
      <draw:frame presentation:style-name="Mpr19" draw:text-style-name="MP7" draw:layer="backgroundobjects" svg:width="8.875cm" svg:height="1.085cm" svg:x="9.413cm" svg:y="17.645cm" presentation:class="footer">
        <draw:text-box>
          <text:p text:style-name="MP6"><text:span text:style-name="MT1"><presentation:footer/></text:span></text:p>
        </draw:text-box>
      </draw:frame>
      <draw:frame presentation:style-name="Mpr19" draw:text-style-name="MP4" draw:layer="backgroundobjects" svg:width="6.523cm" svg:height="1.085cm" svg:x="18.288cm" svg:y="17.645cm" presentation:class="page-number">
        <draw:text-box>
          <text:p text:style-name="MP3"><text:span text:style-name="MT1"><text:page-number>&lt;number&gt;</text:page-number></text:span></text:p>
        </draw:text-box>
      </draw:frame>
      <draw:frame draw:style-name="Mgr7" draw:text-style-name="MP10" draw:layer="backgroundobjects" svg:width="18.09cm" svg:height="9.702cm" svg:x="0.749cm" svg:y="0.408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9cm" svg:height="5.418cm" svg:x="19.191cm" svg:y="9.929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office:forms form:automatic-focus="false" form:apply-design-mode="false"/>
      <draw:frame presentation:style-name="Default_20_1_5f_-title" draw:layer="backgroundobjects" svg:width="25.199cm" svg:height="2.629cm" svg:x="1.4cm" svg:y="0.628cm" presentation:class="title" presentation:placeholder="true">
        <draw:text-box/>
      </draw:frame>
      <draw:frame presentation:style-name="Mpr22" draw:layer="backgroundobjects" svg:width="25.199cm" svg:height="9.134cm" svg:x="1.4cm" svg:y="3.685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3" draw:text-style-name="MP4" draw:layer="backgroundobjects" svg:width="6.523cm" svg:height="1.085cm" svg:x="20.076cm" svg:y="14.348cm" presentation:class="page-number">
        <draw:text-box>
          <text:p text:style-name="MP3"><text:span text:style-name="MT2"><text:page-number>&lt;number&gt;</text:page-number></text:span></text:p>
        </draw:text-box>
      </draw:frame>
      <draw:g>
        <draw:g>
          <draw:frame draw:style-name="Mgr4" draw:text-style-name="MP5" draw:layer="backgroundobjects" svg:width="14.01cm" svg:height="1.7cm" svg:x="-0.02cm" svg:y="14.75cm">
            <draw:image xlink:href="Pictures/10000201000004D4000000964A2E1A045986F628.png" xlink:type="simple" xlink:show="embed" xlink:actuate="onLoad">
              <text:p/>
            </draw:image>
          </draw:frame>
          <draw:frame draw:style-name="Mgr4" draw:text-style-name="MP5" draw:layer="backgroundobjects" svg:width="14.01cm" svg:height="1.7cm" svg:x="13.79cm" svg:y="14.75cm">
            <draw:image xlink:href="Pictures/10000201000004D4000000964A2E1A045986F628.png" xlink:type="simple" xlink:show="embed" xlink:actuate="onLoad">
              <text:p/>
            </draw:image>
          </draw:frame>
        </draw:g>
        <draw:frame draw:style-name="Mgr4" draw:text-style-name="MP5" draw:layer="backgroundobjects" svg:width="14.01cm" svg:height="1.7cm" svg:x="27.607cm" svg:y="14.75cm">
          <draw:image xlink:href="Pictures/10000201000004D4000000964A2E1A045986F628.png" xlink:type="simple" xlink:show="embed" xlink:actuate="onLoad">
            <text:p/>
          </draw:image>
        </draw:frame>
      </draw:g>
      <presentation:notes style:page-layout-name="PM0">
        <office:forms form:automatic-focus="false" form:apply-design-mode="false"/>
        <draw:page-thumbnail presentation:style-name="Default_20_1_5f_-title" draw:layer="backgroundobjects" svg:width="0.001cm" svg:height="0.001cm" svg:x="0cm" svg:y="2.257cm" presentation:class="page"/>
        <draw:frame presentation:style-name="Defaul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8-05-20T21:09:14.663391839</dc:date>
    <meta:editing-duration>P5DT10H31M17S</meta:editing-duration>
    <meta:editing-cycles>70</meta:editing-cycles>
    <meta:generator>LibreOffice/6.0.4.1$Linux_X86_64 LibreOffice_project/00m0$Build-1</meta:generator>
    <meta:document-statistic meta:object-count="299"/>
  </office:meta>
</office:document-meta>
</file>